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768310" table:style-name="ce6">
            <text:p>2.768.310</text:p>
          </table:table-cell>
          <table:table-cell office:value-type="float" office:value="392000" table:style-name="ce6">
            <text:p>392.000</text:p>
          </table:table-cell>
          <table:table-cell office:value-type="float" office:value="1007500" table:style-name="ce6">
            <text:p>1.007.500</text:p>
          </table:table-cell>
          <table:table-cell office:value-type="float" office:value="73250" table:style-name="ce6">
            <text:p>73.250</text:p>
          </table:table-cell>
          <table:table-cell office:value-type="float" office:value="4241060" table:style-name="ce7">
            <text:p>4.241.060</text:p>
          </table:table-cell>
          <table:table-cell office:value-type="float" office:value="3909377" table:style-name="ce7">
            <text:p>3.909.377</text:p>
          </table:table-cell>
          <table:table-cell office:value-type="percentage" office:value="0.92179242925117777" table:style-name="ce8">
            <text:p>92,2%</text:p>
          </table:table-cell>
          <table:table-cell office:value-type="float" office:value="2676444" table:style-name="ce6">
            <text:p>2.676.444</text:p>
          </table:table-cell>
          <table:table-cell office:value-type="float" office:value="1272655" table:style-name="ce6">
            <text:p>1.272.655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544365" table:style-name="ce6">
            <text:p>544.365</text:p>
          </table:table-cell>
          <table:table-cell office:value-type="float" office:value="75900" table:style-name="ce6">
            <text:p>75.900</text:p>
          </table:table-cell>
          <table:table-cell office:value-type="float" office:value="158300" table:style-name="ce6">
            <text:p>158.300</text:p>
          </table:table-cell>
          <table:table-cell office:value-type="float" office:value="11400" table:style-name="ce6">
            <text:p>11.400</text:p>
          </table:table-cell>
          <table:table-cell office:value-type="float" office:value="789965" table:style-name="ce7">
            <text:p>789.965</text:p>
          </table:table-cell>
          <table:table-cell office:value-type="float" office:value="717235" table:style-name="ce7">
            <text:p>717.235</text:p>
          </table:table-cell>
          <table:table-cell office:value-type="percentage" office:value="0.90793262992664236" table:style-name="ce8">
            <text:p>90,8%</text:p>
          </table:table-cell>
          <table:table-cell office:value-type="float" office:value="476322" table:style-name="ce6">
            <text:p>476.322</text:p>
          </table:table-cell>
          <table:table-cell office:value-type="float" office:value="248774" table:style-name="ce6">
            <text:p>248.774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02835" table:style-name="ce6">
            <text:p>502.835</text:p>
          </table:table-cell>
          <table:table-cell office:value-type="float" office:value="67000" table:style-name="ce6">
            <text:p>67.000</text:p>
          </table:table-cell>
          <table:table-cell office:value-type="float" office:value="121400" table:style-name="ce6">
            <text:p>121.400</text:p>
          </table:table-cell>
          <table:table-cell office:value-type="float" office:value="8850" table:style-name="ce6">
            <text:p>8.850</text:p>
          </table:table-cell>
          <table:table-cell office:value-type="float" office:value="700085" table:style-name="ce7">
            <text:p>700.085</text:p>
          </table:table-cell>
          <table:table-cell office:value-type="float" office:value="673092" table:style-name="ce7">
            <text:p>673.092</text:p>
          </table:table-cell>
          <table:table-cell office:value-type="percentage" office:value="0.96144325331923985" table:style-name="ce8">
            <text:p>96,1%</text:p>
          </table:table-cell>
          <table:table-cell office:value-type="float" office:value="439525" table:style-name="ce6">
            <text:p>439.525</text:p>
          </table:table-cell>
          <table:table-cell office:value-type="float" office:value="239695" table:style-name="ce6">
            <text:p>239.695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315090" table:style-name="ce6">
            <text:p>315.090</text:p>
          </table:table-cell>
          <table:table-cell office:value-type="float" office:value="47200" table:style-name="ce6">
            <text:p>47.200</text:p>
          </table:table-cell>
          <table:table-cell office:value-type="float" office:value="139300" table:style-name="ce6">
            <text:p>139.300</text:p>
          </table:table-cell>
          <table:table-cell office:value-type="float" office:value="10100" table:style-name="ce6">
            <text:p>10.100</text:p>
          </table:table-cell>
          <table:table-cell office:value-type="float" office:value="511690" table:style-name="ce7">
            <text:p>511.690</text:p>
          </table:table-cell>
          <table:table-cell office:value-type="float" office:value="455671" table:style-name="ce7">
            <text:p>455.671</text:p>
          </table:table-cell>
          <table:table-cell office:value-type="percentage" office:value="0.8905216048779534" table:style-name="ce8">
            <text:p>89,1%</text:p>
          </table:table-cell>
          <table:table-cell office:value-type="float" office:value="324518" table:style-name="ce6">
            <text:p>324.518</text:p>
          </table:table-cell>
          <table:table-cell office:value-type="float" office:value="137757" table:style-name="ce6">
            <text:p>137.757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631770" table:style-name="ce6">
            <text:p>631.770</text:p>
          </table:table-cell>
          <table:table-cell office:value-type="float" office:value="90700" table:style-name="ce6">
            <text:p>90.700</text:p>
          </table:table-cell>
          <table:table-cell office:value-type="float" office:value="259000" table:style-name="ce6">
            <text:p>259.000</text:p>
          </table:table-cell>
          <table:table-cell office:value-type="float" office:value="18800" table:style-name="ce6">
            <text:p>18.800</text:p>
          </table:table-cell>
          <table:table-cell office:value-type="float" office:value="1000270" table:style-name="ce7">
            <text:p>1.000.270</text:p>
          </table:table-cell>
          <table:table-cell office:value-type="float" office:value="853162" table:style-name="ce7">
            <text:p>853.162</text:p>
          </table:table-cell>
          <table:table-cell office:value-type="percentage" office:value="0.85293170843872157" table:style-name="ce8">
            <text:p>85,3%</text:p>
          </table:table-cell>
          <table:table-cell office:value-type="float" office:value="591026" table:style-name="ce6">
            <text:p>591.026</text:p>
          </table:table-cell>
          <table:table-cell office:value-type="float" office:value="276939" table:style-name="ce6">
            <text:p>276.939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41755" table:style-name="ce6">
            <text:p>241.755</text:p>
          </table:table-cell>
          <table:table-cell office:value-type="float" office:value="33100" table:style-name="ce6">
            <text:p>33.100</text:p>
          </table:table-cell>
          <table:table-cell office:value-type="float" office:value="69300" table:style-name="ce6">
            <text:p>69.300</text:p>
          </table:table-cell>
          <table:table-cell office:value-type="float" office:value="4900" table:style-name="ce6">
            <text:p>4.900</text:p>
          </table:table-cell>
          <table:table-cell office:value-type="float" office:value="349055" table:style-name="ce7">
            <text:p>349.055</text:p>
          </table:table-cell>
          <table:table-cell office:value-type="float" office:value="312146" table:style-name="ce7">
            <text:p>312.146</text:p>
          </table:table-cell>
          <table:table-cell office:value-type="percentage" office:value="0.89426021687126667" table:style-name="ce8">
            <text:p>89,4%</text:p>
          </table:table-cell>
          <table:table-cell office:value-type="float" office:value="210697" table:style-name="ce6">
            <text:p>210.697</text:p>
          </table:table-cell>
          <table:table-cell office:value-type="float" office:value="104464" table:style-name="ce6">
            <text:p>104.464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173225" table:style-name="ce6">
            <text:p>1.173.225</text:p>
          </table:table-cell>
          <table:table-cell office:value-type="float" office:value="159600" table:style-name="ce6">
            <text:p>159.600</text:p>
          </table:table-cell>
          <table:table-cell office:value-type="float" office:value="285100" table:style-name="ce6">
            <text:p>285.100</text:p>
          </table:table-cell>
          <table:table-cell office:value-type="float" office:value="20800" table:style-name="ce6">
            <text:p>20.800</text:p>
          </table:table-cell>
          <table:table-cell office:value-type="float" office:value="1638725" table:style-name="ce7">
            <text:p>1.638.725</text:p>
          </table:table-cell>
          <table:table-cell office:value-type="float" office:value="1460306" table:style-name="ce7">
            <text:p>1.460.306</text:p>
          </table:table-cell>
          <table:table-cell office:value-type="percentage" office:value="0.89112328181970735" table:style-name="ce8">
            <text:p>89,1%</text:p>
          </table:table-cell>
          <table:table-cell office:value-type="float" office:value="936096" table:style-name="ce6">
            <text:p>936.096</text:p>
          </table:table-cell>
          <table:table-cell office:value-type="float" office:value="539178" table:style-name="ce6">
            <text:p>539.178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761535" table:style-name="ce6">
            <text:p>761.535</text:p>
          </table:table-cell>
          <table:table-cell office:value-type="float" office:value="107800" table:style-name="ce6">
            <text:p>107.800</text:p>
          </table:table-cell>
          <table:table-cell office:value-type="float" office:value="242500" table:style-name="ce6">
            <text:p>242.500</text:p>
          </table:table-cell>
          <table:table-cell office:value-type="float" office:value="17700" table:style-name="ce6">
            <text:p>17.700</text:p>
          </table:table-cell>
          <table:table-cell office:value-type="float" office:value="1129535" table:style-name="ce7">
            <text:p>1.129.535</text:p>
          </table:table-cell>
          <table:table-cell office:value-type="float" office:value="1018599" table:style-name="ce7">
            <text:p>1.018.599</text:p>
          </table:table-cell>
          <table:table-cell office:value-type="percentage" office:value="0.90178613323181667" table:style-name="ce8">
            <text:p>90,2%</text:p>
          </table:table-cell>
          <table:table-cell office:value-type="float" office:value="693438" table:style-name="ce6">
            <text:p>693.438</text:p>
          </table:table-cell>
          <table:table-cell office:value-type="float" office:value="336163" table:style-name="ce6">
            <text:p>336.163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2713850" table:style-name="ce6">
            <text:p>2.713.850</text:p>
          </table:table-cell>
          <table:table-cell office:value-type="float" office:value="386700" table:style-name="ce6">
            <text:p>386.700</text:p>
          </table:table-cell>
          <table:table-cell office:value-type="float" office:value="926100" table:style-name="ce6">
            <text:p>926.100</text:p>
          </table:table-cell>
          <table:table-cell office:value-type="float" office:value="67300" table:style-name="ce6">
            <text:p>67.300</text:p>
          </table:table-cell>
          <table:table-cell office:value-type="float" office:value="4093950" table:style-name="ce7">
            <text:p>4.093.950</text:p>
          </table:table-cell>
          <table:table-cell office:value-type="float" office:value="3610271" table:style-name="ce7">
            <text:p>3.610.271</text:p>
          </table:table-cell>
          <table:table-cell office:value-type="percentage" office:value="0.88185517654099344" table:style-name="ce8">
            <text:p>88,2%</text:p>
          </table:table-cell>
          <table:table-cell office:value-type="float" office:value="2528296" table:style-name="ce6">
            <text:p>2.528.296</text:p>
          </table:table-cell>
          <table:table-cell office:value-type="float" office:value="1114139" table:style-name="ce6">
            <text:p>1.114.139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*</text:p>
          </table:table-cell>
          <table:table-cell office:value-type="float" office:value="1693180" table:style-name="ce6">
            <text:p>1.693.180</text:p>
          </table:table-cell>
          <table:table-cell office:value-type="float" office:value="239900" table:style-name="ce6">
            <text:p>239.900</text:p>
          </table:table-cell>
          <table:table-cell office:value-type="float" office:value="601900" table:style-name="ce6">
            <text:p>601.900</text:p>
          </table:table-cell>
          <table:table-cell office:value-type="float" office:value="43700" table:style-name="ce6">
            <text:p>43.700</text:p>
          </table:table-cell>
          <table:table-cell office:value-type="float" office:value="2578680" table:style-name="ce7">
            <text:p>2.578.680</text:p>
          </table:table-cell>
          <table:table-cell office:value-type="float" office:value="2243089" table:style-name="ce7">
            <text:p>2.243.089</text:p>
          </table:table-cell>
          <table:table-cell office:value-type="percentage" office:value="0.86985938542199881" table:style-name="ce8">
            <text:p>87,0%</text:p>
          </table:table-cell>
          <table:table-cell office:value-type="float" office:value="1555899" table:style-name="ce6">
            <text:p>1.555.899</text:p>
          </table:table-cell>
          <table:table-cell office:value-type="float" office:value="718390" table:style-name="ce6">
            <text:p>718.390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440585" table:style-name="ce6">
            <text:p>440.585</text:p>
          </table:table-cell>
          <table:table-cell office:value-type="float" office:value="59800" table:style-name="ce6">
            <text:p>59.800</text:p>
          </table:table-cell>
          <table:table-cell office:value-type="float" office:value="126500" table:style-name="ce6">
            <text:p>126.500</text:p>
          </table:table-cell>
          <table:table-cell office:value-type="float" office:value="9200" table:style-name="ce6">
            <text:p>9.200</text:p>
          </table:table-cell>
          <table:table-cell office:value-type="float" office:value="636085" table:style-name="ce7">
            <text:p>636.085</text:p>
          </table:table-cell>
          <table:table-cell office:value-type="float" office:value="586884" table:style-name="ce7">
            <text:p>586.884</text:p>
          </table:table-cell>
          <table:table-cell office:value-type="percentage" office:value="0.92265027472743422" table:style-name="ce8">
            <text:p>92,3%</text:p>
          </table:table-cell>
          <table:table-cell office:value-type="float" office:value="387907" table:style-name="ce6">
            <text:p>387.907</text:p>
          </table:table-cell>
          <table:table-cell office:value-type="float" office:value="204140" table:style-name="ce6">
            <text:p>204.140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232125" table:style-name="ce6">
            <text:p>1.232.125</text:p>
          </table:table-cell>
          <table:table-cell office:value-type="float" office:value="165000" table:style-name="ce6">
            <text:p>165.000</text:p>
          </table:table-cell>
          <table:table-cell office:value-type="float" office:value="321700" table:style-name="ce6">
            <text:p>321.700</text:p>
          </table:table-cell>
          <table:table-cell office:value-type="float" office:value="23450" table:style-name="ce6">
            <text:p>23.450</text:p>
          </table:table-cell>
          <table:table-cell office:value-type="float" office:value="1742275" table:style-name="ce7">
            <text:p>1.742.275</text:p>
          </table:table-cell>
          <table:table-cell office:value-type="float" office:value="1644918" table:style-name="ce7">
            <text:p>1.644.918</text:p>
          </table:table-cell>
          <table:table-cell office:value-type="percentage" office:value="0.94412076164784553" table:style-name="ce8">
            <text:p>94,4%</text:p>
          </table:table-cell>
          <table:table-cell office:value-type="float" office:value="1109890" table:style-name="ce6">
            <text:p>1.109.890</text:p>
          </table:table-cell>
          <table:table-cell office:value-type="float" office:value="547541" table:style-name="ce6">
            <text:p>547.541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27595" table:style-name="ce6">
            <text:p>127.595</text:p>
          </table:table-cell>
          <table:table-cell office:value-type="float" office:value="17400" table:style-name="ce6">
            <text:p>17.400</text:p>
          </table:table-cell>
          <table:table-cell office:value-type="float" office:value="37800" table:style-name="ce6">
            <text:p>37.800</text:p>
          </table:table-cell>
          <table:table-cell office:value-type="float" office:value="2800" table:style-name="ce6">
            <text:p>2.800</text:p>
          </table:table-cell>
          <table:table-cell office:value-type="float" office:value="185595" table:style-name="ce7">
            <text:p>185.595</text:p>
          </table:table-cell>
          <table:table-cell office:value-type="float" office:value="169190" table:style-name="ce7">
            <text:p>169.190</text:p>
          </table:table-cell>
          <table:table-cell office:value-type="percentage" office:value="0.91160861014574746" table:style-name="ce8">
            <text:p>91,2%</text:p>
          </table:table-cell>
          <table:table-cell office:value-type="float" office:value="112172" table:style-name="ce6">
            <text:p>112.172</text:p>
          </table:table-cell>
          <table:table-cell office:value-type="float" office:value="59629" table:style-name="ce6">
            <text:p>59.629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235795" table:style-name="ce6">
            <text:p>2.235.795</text:p>
          </table:table-cell>
          <table:table-cell office:value-type="float" office:value="320200" table:style-name="ce6">
            <text:p>320.200</text:p>
          </table:table-cell>
          <table:table-cell office:value-type="float" office:value="807300" table:style-name="ce6">
            <text:p>807.300</text:p>
          </table:table-cell>
          <table:table-cell office:value-type="float" office:value="58600" table:style-name="ce6">
            <text:p>58.600</text:p>
          </table:table-cell>
          <table:table-cell office:value-type="float" office:value="3421895" table:style-name="ce7">
            <text:p>3.421.895</text:p>
          </table:table-cell>
          <table:table-cell office:value-type="float" office:value="3052598" table:style-name="ce7">
            <text:p>3.052.598</text:p>
          </table:table-cell>
          <table:table-cell office:value-type="percentage" office:value="0.89207821981679747" table:style-name="ce8">
            <text:p>89,2%</text:p>
          </table:table-cell>
          <table:table-cell office:value-type="float" office:value="2112932" table:style-name="ce6">
            <text:p>2.112.932</text:p>
          </table:table-cell>
          <table:table-cell office:value-type="float" office:value="963120" table:style-name="ce6">
            <text:p>963.120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478085" table:style-name="ce6">
            <text:p>478.085</text:p>
          </table:table-cell>
          <table:table-cell office:value-type="float" office:value="67500" table:style-name="ce6">
            <text:p>67.500</text:p>
          </table:table-cell>
          <table:table-cell office:value-type="float" office:value="179800" table:style-name="ce6">
            <text:p>179.800</text:p>
          </table:table-cell>
          <table:table-cell office:value-type="float" office:value="13050" table:style-name="ce6">
            <text:p>13.050</text:p>
          </table:table-cell>
          <table:table-cell office:value-type="float" office:value="738435" table:style-name="ce7">
            <text:p>738.435</text:p>
          </table:table-cell>
          <table:table-cell office:value-type="float" office:value="611085" table:style-name="ce7">
            <text:p>611.085</text:p>
          </table:table-cell>
          <table:table-cell office:value-type="percentage" office:value="0.82754067724308844" table:style-name="ce8">
            <text:p>82,8%</text:p>
          </table:table-cell>
          <table:table-cell office:value-type="float" office:value="415515" table:style-name="ce6">
            <text:p>415.515</text:p>
          </table:table-cell>
          <table:table-cell office:value-type="float" office:value="200056" table:style-name="ce6">
            <text:p>200.056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44095" table:style-name="ce6">
            <text:p>244.095</text:p>
          </table:table-cell>
          <table:table-cell office:value-type="float" office:value="34500" table:style-name="ce6">
            <text:p>34.500</text:p>
          </table:table-cell>
          <table:table-cell office:value-type="float" office:value="78700" table:style-name="ce6">
            <text:p>78.700</text:p>
          </table:table-cell>
          <table:table-cell office:value-type="float" office:value="5750" table:style-name="ce6">
            <text:p>5.750</text:p>
          </table:table-cell>
          <table:table-cell office:value-type="float" office:value="363045" table:style-name="ce7">
            <text:p>363.045</text:p>
          </table:table-cell>
          <table:table-cell office:value-type="float" office:value="340966" table:style-name="ce7">
            <text:p>340.966</text:p>
          </table:table-cell>
          <table:table-cell office:value-type="percentage" office:value="0.93918384773237473" table:style-name="ce8">
            <text:p>93,9%</text:p>
          </table:table-cell>
          <table:table-cell office:value-type="float" office:value="232551" table:style-name="ce6">
            <text:p>232.551</text:p>
          </table:table-cell>
          <table:table-cell office:value-type="float" office:value="113958" table:style-name="ce6">
            <text:p>113.958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885510" table:style-name="ce6">
            <text:p>885.510</text:p>
          </table:table-cell>
          <table:table-cell office:value-type="float" office:value="121800" table:style-name="ce6">
            <text:p>121.800</text:p>
          </table:table-cell>
          <table:table-cell office:value-type="float" office:value="264300" table:style-name="ce6">
            <text:p>264.300</text:p>
          </table:table-cell>
          <table:table-cell office:value-type="float" office:value="19250" table:style-name="ce6">
            <text:p>19.250</text:p>
          </table:table-cell>
          <table:table-cell office:value-type="float" office:value="1290860" table:style-name="ce7">
            <text:p>1.290.860</text:p>
          </table:table-cell>
          <table:table-cell office:value-type="float" office:value="1178734" table:style-name="ce7">
            <text:p>1.178.734</text:p>
          </table:table-cell>
          <table:table-cell office:value-type="percentage" office:value="0.91313852780316995" table:style-name="ce8">
            <text:p>91,3%</text:p>
          </table:table-cell>
          <table:table-cell office:value-type="float" office:value="825973" table:style-name="ce6">
            <text:p>825.973</text:p>
          </table:table-cell>
          <table:table-cell office:value-type="float" office:value="366867" table:style-name="ce6">
            <text:p>366.867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0700" table:style-name="ce6">
            <text:p>20.700</text:p>
          </table:table-cell>
          <table:table-cell office:value-type="float" office:value="3200" table:style-name="ce6">
            <text:p>3.200</text:p>
          </table:table-cell>
          <table:table-cell office:value-type="float" office:value="10600" table:style-name="ce6">
            <text:p>10.600</text:p>
          </table:table-cell>
          <table:table-cell office:value-type="float" office:value="750" table:style-name="ce6">
            <text:p>750</text:p>
          </table:table-cell>
          <table:table-cell office:value-type="float" office:value="35250" table:style-name="ce7">
            <text:p>35.250</text:p>
          </table:table-cell>
          <table:table-cell office:value-type="float" office:value="30687" table:style-name="ce7">
            <text:p>30.687</text:p>
          </table:table-cell>
          <table:table-cell office:value-type="percentage" office:value="0.87055319148936172" table:style-name="ce8">
            <text:p>87,1%</text:p>
          </table:table-cell>
          <table:table-cell office:value-type="float" office:value="22821" table:style-name="ce6">
            <text:p>22.821</text:p>
          </table:table-cell>
          <table:table-cell office:value-type="float" office:value="8522" table:style-name="ce6">
            <text:p>8.522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0700" table:style-name="ce6">
            <text:p>20.700</text:p>
          </table:table-cell>
          <table:table-cell office:value-type="float" office:value="3100" table:style-name="ce6">
            <text:p>3.100</text:p>
          </table:table-cell>
          <table:table-cell office:value-type="float" office:value="10600" table:style-name="ce6">
            <text:p>10.600</text:p>
          </table:table-cell>
          <table:table-cell office:value-type="float" office:value="750" table:style-name="ce6">
            <text:p>750</text:p>
          </table:table-cell>
          <table:table-cell office:value-type="float" office:value="35150" table:style-name="ce7">
            <text:p>35.150</text:p>
          </table:table-cell>
          <table:table-cell office:value-type="float" office:value="28118" table:style-name="ce7">
            <text:p>28.118</text:p>
          </table:table-cell>
          <table:table-cell office:value-type="percentage" office:value="0.79994310099573263" table:style-name="ce8">
            <text:p>80,0%</text:p>
          </table:table-cell>
          <table:table-cell office:value-type="float" office:value="20968" table:style-name="ce6">
            <text:p>20.968</text:p>
          </table:table-cell>
          <table:table-cell office:value-type="float" office:value="7616" table:style-name="ce6">
            <text:p>7.616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1840" table:style-name="ce6">
            <text:p>21.840</text:p>
          </table:table-cell>
          <table:table-cell office:value-type="float" office:value="3400" table:style-name="ce6">
            <text:p>3.400</text:p>
          </table:table-cell>
          <table:table-cell office:value-type="float" office:value="66100" table:style-name="ce6">
            <text:p>66.100</text:p>
          </table:table-cell>
          <table:table-cell office:value-type="float" office:value="0" table:style-name="ce6">
            <text:p>0</text:p>
          </table:table-cell>
          <table:table-cell office:value-type="float" office:value="91340" table:style-name="ce7">
            <text:p>91.340</text:p>
          </table:table-cell>
          <table:table-cell office:value-type="float" office:value="77827" table:style-name="ce7">
            <text:p>77.827</text:p>
          </table:table-cell>
          <table:table-cell office:value-type="percentage" office:value="0.85205824392380114" table:style-name="ce8">
            <text:p>85,2%</text:p>
          </table:table-cell>
          <table:table-cell office:value-type="float" office:value="68257" table:style-name="ce6">
            <text:p>68.257</text:p>
          </table:table-cell>
          <table:table-cell office:value-type="float" office:value="9570" table:style-name="ce6">
            <text:p>9.570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17052945" table:style-name="ce12">
            <text:p>17.052.945</text:p>
          </table:table-cell>
          <table:table-cell office:value-type="float" office:value="2395800" table:style-name="ce13">
            <text:p>2.395.800</text:p>
          </table:table-cell>
          <table:table-cell office:value-type="float" office:value="5713800" table:style-name="ce14">
            <text:p>5.713.800</text:p>
          </table:table-cell>
          <table:table-cell office:value-type="float" office:value="410400" table:style-name="ce15">
            <text:p>410.400</text:p>
          </table:table-cell>
          <table:table-cell office:value-type="float" office:value="25572945" table:style-name="ce16">
            <text:p>25.572.945</text:p>
          </table:table-cell>
          <table:table-cell office:value-type="float" office:value="22973955" table:style-name="ce16">
            <text:p>22.973.955</text:p>
          </table:table-cell>
          <table:table-cell office:value-type="percentage" office:value="0.89836954640930089" table:style-name="ce17">
            <text:p>89,8%</text:p>
          </table:table-cell>
          <table:table-cell office:value-type="float" office:value="15741247" table:style-name="ce16">
            <text:p>15.741.247</text:p>
          </table:table-cell>
          <table:table-cell office:value-type="float" office:value="7469173" table:style-name="ce16">
            <text:p>7.469.173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0" table:number-rows-spanned="1" table:style-name="ce20">
            <text:p>*Datos de Comunidad Valenciana pendientes de consolidar</text:p>
          </table:table-cell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.865</text:p>
          </table:table-cell>
          <table:table-cell office:value-type="float" office:value="41865" table:style-name="ce24">
            <text:p>41.865</text:p>
          </table:table-cell>
          <table:table-cell office:value-type="float" office:value="40282" table:style-name="ce24">
            <text:p>40.28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21879851904932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578" table:style-name="ce6">
            <text:p>18.578</text:p>
          </table:table-cell>
          <table:table-cell office:value-type="float" office:value="18473" table:style-name="ce6">
            <text:p>18.473</text:p>
          </table:table-cell>
          <table:table-cell office:value-type="float" office:value="17794" table:style-name="ce6">
            <text:p>17.794</text:p>
          </table:table-cell>
          <table:table-cell office:value-type="percentage" office:value="0.99434815373021856" table:style-name="ce26">
            <text:p>99,4%</text:p>
          </table:table-cell>
          <table:table-cell office:value-type="percentage" office:value="0.95779954785229837" table:style-name="ce26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.948</text:p>
          </table:table-cell>
          <table:table-cell office:value-type="float" office:value="11755" table:style-name="ce6">
            <text:p>11.755</text:p>
          </table:table-cell>
          <table:table-cell office:value-type="float" office:value="11168" table:style-name="ce6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.496</text:p>
          </table:table-cell>
          <table:table-cell office:value-type="float" office:value="5447" table:style-name="ce6">
            <text:p>5.447</text:p>
          </table:table-cell>
          <table:table-cell office:value-type="float" office:value="5244" table:style-name="ce6">
            <text:p>5.244</text:p>
          </table:table-cell>
          <table:table-cell office:value-type="percentage" office:value="0.99108442503639005" table:style-name="ce26">
            <text:p>99,1%</text:p>
          </table:table-cell>
          <table:table-cell office:value-type="percentage" office:value="0.95414847161572047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807" table:style-name="ce6">
            <text:p>10.807</text:p>
          </table:table-cell>
          <table:table-cell office:value-type="float" office:value="10798" table:style-name="ce6">
            <text:p>10.798</text:p>
          </table:table-cell>
          <table:table-cell office:value-type="float" office:value="9810" table:style-name="ce6">
            <text:p>9.810</text:p>
          </table:table-cell>
          <table:table-cell office:value-type="percentage" office:value="0.99916720644027024" table:style-name="ce26">
            <text:p>99,9%</text:p>
          </table:table-cell>
          <table:table-cell office:value-type="percentage" office:value="0.90774498010548721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.470</text:p>
          </table:table-cell>
          <table:table-cell office:value-type="float" office:value="7192" table:style-name="ce6">
            <text:p>7.192</text:p>
          </table:table-cell>
          <table:table-cell office:value-type="float" office:value="6982" table:style-name="ce6">
            <text:p>6.982</text:p>
          </table:table-cell>
          <table:table-cell office:value-type="percentage" office:value="0.96278447121820621" table:style-name="ce26">
            <text:p>96,3%</text:p>
          </table:table-cell>
          <table:table-cell office:value-type="percentage" office:value="0.9346720214190094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.500</text:p>
          </table:table-cell>
          <table:table-cell office:value-type="float" office:value="46312" table:style-name="ce6">
            <text:p>46.312</text:p>
          </table:table-cell>
          <table:table-cell office:value-type="float" office:value="44765" table:style-name="ce6">
            <text:p>44.765</text:p>
          </table:table-cell>
          <table:table-cell office:value-type="percentage" office:value="0.9959569892473118" table:style-name="ce26">
            <text:p>99,6%</text:p>
          </table:table-cell>
          <table:table-cell office:value-type="percentage" office:value="0.95913978494623653" table:style-name="ce26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.566</text:p>
          </table:table-cell>
          <table:table-cell office:value-type="float" office:value="25008" table:style-name="ce6">
            <text:p>25.008</text:p>
          </table:table-cell>
          <table:table-cell office:value-type="float" office:value="23753" table:style-name="ce6">
            <text:p>23.753</text:p>
          </table:table-cell>
          <table:table-cell office:value-type="percentage" office:value="0.97817413752640225" table:style-name="ce26">
            <text:p>97,8%</text:p>
          </table:table-cell>
          <table:table-cell office:value-type="percentage" office:value="0.92908550418524605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07" table:style-name="ce6">
            <text:p>80.207</text:p>
          </table:table-cell>
          <table:table-cell office:value-type="float" office:value="79530" table:style-name="ce6">
            <text:p>79.530</text:p>
          </table:table-cell>
          <table:table-cell office:value-type="float" office:value="65521" table:style-name="ce6">
            <text:p>65.521</text:p>
          </table:table-cell>
          <table:table-cell office:value-type="percentage" office:value="0.99155934020721381" table:style-name="ce26">
            <text:p>99,2%</text:p>
          </table:table-cell>
          <table:table-cell office:value-type="percentage" office:value="0.81689877442118519" table:style-name="ce26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087" table:style-name="ce6">
            <text:p>30.087</text:p>
          </table:table-cell>
          <table:table-cell office:value-type="float" office:value="30087" table:style-name="ce6">
            <text:p>30.087</text:p>
          </table:table-cell>
          <table:table-cell office:value-type="float" office:value="28047" table:style-name="ce6">
            <text:p>28.047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3219662977365636" table:style-name="ce26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4815" table:style-name="ce6">
            <text:p>14.815</text:p>
          </table:table-cell>
          <table:table-cell office:value-type="float" office:value="14657" table:style-name="ce6">
            <text:p>14.657</text:p>
          </table:table-cell>
          <table:table-cell office:value-type="float" office:value="14174" table:style-name="ce6">
            <text:p>14.174</text:p>
          </table:table-cell>
          <table:table-cell office:value-type="percentage" office:value="0.98933513331083367" table:style-name="ce26">
            <text:p>98,9%</text:p>
          </table:table-cell>
          <table:table-cell office:value-type="percentage" office:value="0.92867463549192175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.800</text:p>
          </table:table-cell>
          <table:table-cell office:value-type="float" office:value="23453" table:style-name="ce6">
            <text:p>23.453</text:p>
          </table:table-cell>
          <table:table-cell office:value-type="float" office:value="22841" table:style-name="ce6">
            <text:p>22.841</text:p>
          </table:table-cell>
          <table:table-cell office:value-type="percentage" office:value="0.98542016806722688" table:style-name="ce26">
            <text:p>98,5%</text:p>
          </table:table-cell>
          <table:table-cell office:value-type="percentage" office:value="0.95970588235294119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.390</text:p>
          </table:table-cell>
          <table:table-cell office:value-type="float" office:value="3366" table:style-name="ce6">
            <text:p>3.366</text:p>
          </table:table-cell>
          <table:table-cell office:value-type="float" office:value="3254" table:style-name="ce6">
            <text:p>3.254</text:p>
          </table:table-cell>
          <table:table-cell office:value-type="percentage" office:value="0.99292035398230083" table:style-name="ce26">
            <text:p>99,3%</text:p>
          </table:table-cell>
          <table:table-cell office:value-type="percentage" office:value="0.95988200589970496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367" table:style-name="ce6">
            <text:p>52.367</text:p>
          </table:table-cell>
          <table:table-cell office:value-type="float" office:value="52367" table:style-name="ce6">
            <text:p>52.367</text:p>
          </table:table-cell>
          <table:table-cell office:value-type="float" office:value="49955" table:style-name="ce6">
            <text:p>49.95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5394045868581356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.885</text:p>
          </table:table-cell>
          <table:table-cell office:value-type="float" office:value="11334" table:style-name="ce6">
            <text:p>11.334</text:p>
          </table:table-cell>
          <table:table-cell office:value-type="float" office:value="10913" table:style-name="ce6">
            <text:p>10.913</text:p>
          </table:table-cell>
          <table:table-cell office:value-type="percentage" office:value="0.95363904080774087" table:style-name="ce26">
            <text:p>95,4%</text:p>
          </table:table-cell>
          <table:table-cell office:value-type="percentage" office:value="0.91821623895666804" table:style-name="ce26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6">
            <text:p>8.343</text:p>
          </table:table-cell>
          <table:table-cell office:value-type="float" office:value="8123" table:style-name="ce6">
            <text:p>8.123</text:p>
          </table:table-cell>
          <table:table-cell office:value-type="float" office:value="7960" table:style-name="ce6">
            <text:p>7.960</text:p>
          </table:table-cell>
          <table:table-cell office:value-type="percentage" office:value="0.97363058851731987" table:style-name="ce26">
            <text:p>97,4%</text:p>
          </table:table-cell>
          <table:table-cell office:value-type="percentage" office:value="0.95409325182787963" table:style-name="ce26">
            <text:p>95,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.361</text:p>
          </table:table-cell>
          <table:table-cell office:value-type="float" office:value="24361" table:style-name="ce6">
            <text:p>24.361</text:p>
          </table:table-cell>
          <table:table-cell office:value-type="float" office:value="20749" table:style-name="ce6">
            <text:p>20.749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6350322202694785" table:style-name="ce26">
            <text:p>86,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,0%</text:p>
          </table:table-cell>
          <table:table-cell office:value-type="percentage" office:value="0.96969696969696972" table:style-name="ce26">
            <text:p>97,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25" table:style-name="ce6">
            <text:p>325</text:p>
          </table:table-cell>
          <table:table-cell office:value-type="float" office:value="329" table:style-name="ce6">
            <text:p>329</text:p>
          </table:table-cell>
          <table:table-cell office:value-type="float" office:value="323" table:style-name="ce6">
            <text:p>323</text:p>
          </table:table-cell>
          <table:table-cell office:value-type="percentage" office:value="1.0123076923076924" table:style-name="ce26">
            <text:p>101,2%</text:p>
          </table:table-cell>
          <table:table-cell office:value-type="percentage" office:value="0.99384615384615382" table:style-name="ce26">
            <text:p>99,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8008" table:style-name="ce16">
            <text:p>418.008</text:p>
          </table:table-cell>
          <table:table-cell office:value-type="float" office:value="414653" table:style-name="ce16">
            <text:p>414.653</text:p>
          </table:table-cell>
          <table:table-cell office:value-type="float" office:value="383727" table:style-name="ce16">
            <text:p>383.727</text:p>
          </table:table-cell>
          <table:table-cell office:value-type="percentage" office:value="0.99197383782128568" table:style-name="ce27">
            <text:p>99,2%</text:p>
          </table:table-cell>
          <table:table-cell office:value-type="percentage" office:value="0.9179896078543951" table:style-name="ce27">
            <text:p>91,8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.980.044</text:p>
          </table:table-cell>
          <table:table-cell office:value-type="float" office:value="1838273" table:style-name="ce24">
            <text:p>1.838.273</text:p>
          </table:table-cell>
          <table:table-cell office:value-type="percentage" office:value="0.92840007595790797" table:style-name="ce29">
            <text:p>92,8%</text:p>
          </table:table-cell>
          <table:table-cell office:value-type="float" office:value="1013291" table:style-name="ce24">
            <text:p>1.013.291</text:p>
          </table:table-cell>
          <table:table-cell office:value-type="percentage" office:value="0.51175175905181902" table:style-name="ce29">
            <text:p>51,2%</text:p>
          </table:table-cell>
          <table:table-cell office:value-type="date" office:date-value="2021-05-18T00:00:00" table:style-name="ce30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.129</text:p>
          </table:table-cell>
          <table:table-cell office:value-type="float" office:value="351663" table:style-name="ce6">
            <text:p>351.663</text:p>
          </table:table-cell>
          <table:table-cell office:value-type="percentage" office:value="0.939951193304983" table:style-name="ce31">
            <text:p>94,0%</text:p>
          </table:table-cell>
          <table:table-cell office:value-type="float" office:value="208425" table:style-name="ce6">
            <text:p>208.425</text:p>
          </table:table-cell>
          <table:table-cell office:value-type="percentage" office:value="0.55709394353284558" table:style-name="ce31">
            <text:p>55,7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.727</text:p>
          </table:table-cell>
          <table:table-cell office:value-type="float" office:value="330149" table:style-name="ce6">
            <text:p>330.149</text:p>
          </table:table-cell>
          <table:table-cell office:value-type="percentage" office:value="0.95218716742566922" table:style-name="ce31">
            <text:p>95,2%</text:p>
          </table:table-cell>
          <table:table-cell office:value-type="float" office:value="185393" table:style-name="ce6">
            <text:p>185.393</text:p>
          </table:table-cell>
          <table:table-cell office:value-type="percentage" office:value="0.53469444260181642" table:style-name="ce31">
            <text:p>53,5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.289</text:p>
          </table:table-cell>
          <table:table-cell office:value-type="float" office:value="216500" table:style-name="ce6">
            <text:p>216.500</text:p>
          </table:table-cell>
          <table:table-cell office:value-type="percentage" office:value="0.87549385536760638" table:style-name="ce31">
            <text:p>87,5%</text:p>
          </table:table-cell>
          <table:table-cell office:value-type="float" office:value="108720" table:style-name="ce6">
            <text:p>108.720</text:p>
          </table:table-cell>
          <table:table-cell office:value-type="percentage" office:value="0.43964753790099842" table:style-name="ce31">
            <text:p>44,0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.859</text:p>
          </table:table-cell>
          <table:table-cell office:value-type="float" office:value="415913" table:style-name="ce6">
            <text:p>415.913</text:p>
          </table:table-cell>
          <table:table-cell office:value-type="percentage" office:value="0.86674002154799634" table:style-name="ce31">
            <text:p>86,7%</text:p>
          </table:table-cell>
          <table:table-cell office:value-type="float" office:value="212500" table:style-name="ce6">
            <text:p>212.500</text:p>
          </table:table-cell>
          <table:table-cell office:value-type="percentage" office:value="0.44283841711836186" table:style-name="ce31">
            <text:p>44,3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.453</text:p>
          </table:table-cell>
          <table:table-cell office:value-type="float" office:value="161445" table:style-name="ce6">
            <text:p>161.445</text:p>
          </table:table-cell>
          <table:table-cell office:value-type="percentage" office:value="0.94162831796469004" table:style-name="ce31">
            <text:p>94,2%</text:p>
          </table:table-cell>
          <table:table-cell office:value-type="float" office:value="84937" table:style-name="ce6">
            <text:p>84.937</text:p>
          </table:table-cell>
          <table:table-cell office:value-type="percentage" office:value="0.49539523951170289" table:style-name="ce31">
            <text:p>49,5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.642</text:p>
          </table:table-cell>
          <table:table-cell office:value-type="float" office:value="758585" table:style-name="ce6">
            <text:p>758.585</text:p>
          </table:table-cell>
          <table:table-cell office:value-type="percentage" office:value="0.96310887433631021" table:style-name="ce31">
            <text:p>96,3%</text:p>
          </table:table-cell>
          <table:table-cell office:value-type="float" office:value="457886" table:style-name="ce6">
            <text:p>457.886</text:p>
          </table:table-cell>
          <table:table-cell office:value-type="percentage" office:value="0.58133771434230275" table:style-name="ce31">
            <text:p>58,1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.739</text:p>
          </table:table-cell>
          <table:table-cell office:value-type="float" office:value="484100" table:style-name="ce6">
            <text:p>484.100</text:p>
          </table:table-cell>
          <table:table-cell office:value-type="percentage" office:value="0.94414507185917207" table:style-name="ce31">
            <text:p>94,4%</text:p>
          </table:table-cell>
          <table:table-cell office:value-type="float" office:value="264691" table:style-name="ce6">
            <text:p>264.691</text:p>
          </table:table-cell>
          <table:table-cell office:value-type="percentage" office:value="0.5162295046797688" table:style-name="ce31">
            <text:p>51,6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.920.072</text:p>
          </table:table-cell>
          <table:table-cell office:value-type="float" office:value="1718023" table:style-name="ce6">
            <text:p>1.718.023</text:p>
          </table:table-cell>
          <table:table-cell office:value-type="percentage" office:value="0.89477009195488499" table:style-name="ce31">
            <text:p>89,5%</text:p>
          </table:table-cell>
          <table:table-cell office:value-type="float" office:value="862689" table:style-name="ce6">
            <text:p>862.689</text:p>
          </table:table-cell>
          <table:table-cell office:value-type="percentage" office:value="0.44930033873729736" table:style-name="ce31">
            <text:p>44,9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*</text:p>
          </table:table-cell>
          <table:table-cell office:value-type="float" office:value="1295121" table:style-name="ce6">
            <text:p>1.295.121</text:p>
          </table:table-cell>
          <table:table-cell office:value-type="float" office:value="1205119" table:style-name="ce6">
            <text:p>1.205.119</text:p>
          </table:table-cell>
          <table:table-cell office:value-type="percentage" office:value="0.93050687928000553" table:style-name="ce31">
            <text:p>93,1%</text:p>
          </table:table-cell>
          <table:table-cell office:value-type="float" office:value="598410" table:style-name="ce6">
            <text:p>598.410</text:p>
          </table:table-cell>
          <table:table-cell office:value-type="percentage" office:value="0.46204949190075678" table:style-name="ce31">
            <text:p>46,2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.178</text:p>
          </table:table-cell>
          <table:table-cell office:value-type="float" office:value="293810" table:style-name="ce6">
            <text:p>293.810</text:p>
          </table:table-cell>
          <table:table-cell office:value-type="percentage" office:value="1.0021556869887918" table:style-name="ce31">
            <text:p>100,2%</text:p>
          </table:table-cell>
          <table:table-cell office:value-type="float" office:value="167370" table:style-name="ce6">
            <text:p>167.370</text:p>
          </table:table-cell>
          <table:table-cell office:value-type="percentage" office:value="0.5708818533450668" table:style-name="ce31">
            <text:p>57,1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.991</text:p>
          </table:table-cell>
          <table:table-cell office:value-type="float" office:value="835480" table:style-name="ce6">
            <text:p>835.480</text:p>
          </table:table-cell>
          <table:table-cell office:value-type="percentage" office:value="0.95922919984247823" table:style-name="ce31">
            <text:p>95,9%</text:p>
          </table:table-cell>
          <table:table-cell office:value-type="float" office:value="474190" table:style-name="ce6">
            <text:p>474.190</text:p>
          </table:table-cell>
          <table:table-cell office:value-type="percentage" office:value="0.54442583218425911" table:style-name="ce31">
            <text:p>54,4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.050</text:p>
          </table:table-cell>
          <table:table-cell office:value-type="float" office:value="86075" table:style-name="ce6">
            <text:p>86.075</text:p>
          </table:table-cell>
          <table:table-cell office:value-type="percentage" office:value="0.97756956274843843" table:style-name="ce31">
            <text:p>97,8%</text:p>
          </table:table-cell>
          <table:table-cell office:value-type="float" office:value="49780" table:style-name="ce6">
            <text:p>49.780</text:p>
          </table:table-cell>
          <table:table-cell office:value-type="percentage" office:value="0.56536059057353771" table:style-name="ce31">
            <text:p>56,5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.593.526</text:p>
          </table:table-cell>
          <table:table-cell office:value-type="float" office:value="1455567" table:style-name="ce6">
            <text:p>1.455.567</text:p>
          </table:table-cell>
          <table:table-cell office:value-type="percentage" office:value="0.91342532220999217" table:style-name="ce31">
            <text:p>91,3%</text:p>
          </table:table-cell>
          <table:table-cell office:value-type="float" office:value="768232" table:style-name="ce6">
            <text:p>768.232</text:p>
          </table:table-cell>
          <table:table-cell office:value-type="percentage" office:value="0.48209567964375855" table:style-name="ce31">
            <text:p>48,2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.579</text:p>
          </table:table-cell>
          <table:table-cell office:value-type="float" office:value="287183" table:style-name="ce6">
            <text:p>287.183</text:p>
          </table:table-cell>
          <table:table-cell office:value-type="percentage" office:value="0.89862913395435873" table:style-name="ce31">
            <text:p>89,9%</text:p>
          </table:table-cell>
          <table:table-cell office:value-type="float" office:value="151453" table:style-name="ce6">
            <text:p>151.453</text:p>
          </table:table-cell>
          <table:table-cell office:value-type="percentage" office:value="0.47391411826183821" table:style-name="ce31">
            <text:p>47,4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.802</text:p>
          </table:table-cell>
          <table:table-cell office:value-type="float" office:value="163721" table:style-name="ce6">
            <text:p>163.721</text:p>
          </table:table-cell>
          <table:table-cell office:value-type="percentage" office:value="0.95854264001592482" table:style-name="ce31">
            <text:p>95,9%</text:p>
          </table:table-cell>
          <table:table-cell office:value-type="float" office:value="90320" table:style-name="ce6">
            <text:p>90.320</text:p>
          </table:table-cell>
          <table:table-cell office:value-type="percentage" office:value="0.52879942857811968" table:style-name="ce31">
            <text:p>52,9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.150</text:p>
          </table:table-cell>
          <table:table-cell office:value-type="float" office:value="624053" table:style-name="ce6">
            <text:p>624.053</text:p>
          </table:table-cell>
          <table:table-cell office:value-type="percentage" office:value="0.9583859325808185" table:style-name="ce31">
            <text:p>95,8%</text:p>
          </table:table-cell>
          <table:table-cell office:value-type="float" office:value="296152" table:style-name="ce6">
            <text:p>296.152</text:p>
          </table:table-cell>
          <table:table-cell office:value-type="percentage" office:value="0.45481379098518004" table:style-name="ce31">
            <text:p>45,5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.780</text:p>
          </table:table-cell>
          <table:table-cell office:value-type="float" office:value="11943" table:style-name="ce6">
            <text:p>11.943</text:p>
          </table:table-cell>
          <table:table-cell office:value-type="percentage" office:value="0.80805142083897163" table:style-name="ce31">
            <text:p>80,8%</text:p>
          </table:table-cell>
          <table:table-cell office:value-type="float" office:value="6656" table:style-name="ce6">
            <text:p>6.656</text:p>
          </table:table-cell>
          <table:table-cell office:value-type="percentage" office:value="0.45033829499323408" table:style-name="ce31">
            <text:p>45,0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.924</text:p>
          </table:table-cell>
          <table:table-cell office:value-type="float" office:value="10407" table:style-name="ce6">
            <text:p>10.407</text:p>
          </table:table-cell>
          <table:table-cell office:value-type="percentage" office:value="0.74741453605285835" table:style-name="ce31">
            <text:p>74,7%</text:p>
          </table:table-cell>
          <table:table-cell office:value-type="float" office:value="5914" table:style-name="ce6">
            <text:p>5.914</text:p>
          </table:table-cell>
          <table:table-cell office:value-type="percentage" office:value="0.42473427176098821" table:style-name="ce31">
            <text:p>42,5%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208" table:style-name="ce6">
            <text:p>3.208</text:p>
          </table:table-cell>
          <table:table-cell office:value-type="string" table:style-name="ce31">
            <text:p>-</text:p>
          </table:table-cell>
          <table:table-cell office:value-type="float" office:value="632" table:style-name="ce6">
            <text:p>632</text:p>
          </table:table-cell>
          <table:table-cell office:value-type="string" table:style-name="ce31">
            <text:p>-</text:p>
          </table:table-cell>
          <table:table-cell office:value-type="date" office:date-value="2021-05-18T00:00:00" table:style-name="ce9">
            <text:p>1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.131.055</text:p>
          </table:table-cell>
          <table:table-cell office:value-type="float" office:value="11251217" table:style-name="ce16">
            <text:p>11.251.217</text:p>
          </table:table-cell>
          <table:table-cell office:value-type="percentage" office:value="0.92747226024447171" table:style-name="ce17">
            <text:p>92,7%</text:p>
          </table:table-cell>
          <table:table-cell office:value-type="float" office:value="6007641" table:style-name="ce16">
            <text:p>6.007.641</text:p>
          </table:table-cell>
          <table:table-cell office:value-type="percentage" office:value="0.49522823859919851" table:style-name="ce17">
            <text:p>49,5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office:value-type="string" table:number-columns-spanned="10" table:number-rows-spanned="1" table:style-name="ce20">
            <text:p>*Datos de Comunidad Valenciana pendientes de consolidar</text:p>
          </table:table-cell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8357" table:style-name="ce40">
            <text:p>428.357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31710" table:style-name="ce40">
            <text:p>631.710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7129221179585501" table:style-name="ce41">
            <text:p>97,1%</text:p>
          </table:table-cell>
          <table:table-cell office:value-type="float" office:value="778206" table:style-name="ce40">
            <text:p>778.206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84943355160252665" table:style-name="ce41">
            <text:p>84,9%</text:p>
          </table:table-cell>
          <table:table-cell office:value-type="float" office:value="439227" table:style-name="ce40">
            <text:p>439.227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0.34720925581472561" table:style-name="ce41">
            <text:p>34,7%</text:p>
          </table:table-cell>
          <table:table-cell office:value-type="float" office:value="364561" table:style-name="ce40">
            <text:p>364.561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2114152378844686" table:style-name="ce41">
            <text:p>12,1%</text:p>
          </table:table-cell>
          <table:table-cell office:value-type="float" office:value="33915" table:style-name="ce40">
            <text:p>33.915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4190647539490544E-2" table:style-name="ce41">
            <text:p>5,4%</text:p>
          </table:table-cell>
          <table:table-cell office:value-type="float" office:value="468" table:style-name="ce40">
            <text:p>468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572545225674881E-3" table:style-name="ce41">
            <text:p>0,3%</text:p>
          </table:table-cell>
          <table:table-cell office:value-type="float" office:value="2676444" table:style-name="ce40">
            <text:p>2.676.444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7898092283537754" table:style-name="ce41">
            <text:p>37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026" table:style-name="ce43">
            <text:p>100.026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5097" table:style-name="ce43">
            <text:p>115.097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6756756756756757" table:style-name="ce44">
            <text:p>96,8%</text:p>
          </table:table-cell>
          <table:table-cell office:value-type="float" office:value="136540" table:style-name="ce43">
            <text:p>136.540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87320214623290082" table:style-name="ce44">
            <text:p>87,3%</text:p>
          </table:table-cell>
          <table:table-cell office:value-type="float" office:value="60095" table:style-name="ce43">
            <text:p>60.095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0.30310290216174229" table:style-name="ce44">
            <text:p>30,3%</text:p>
          </table:table-cell>
          <table:table-cell office:value-type="float" office:value="58120" table:style-name="ce43">
            <text:p>58.120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3028965461584505" table:style-name="ce44">
            <text:p>13,0%</text:p>
          </table:table-cell>
          <table:table-cell office:value-type="float" office:value="6396" table:style-name="ce43">
            <text:p>6.396</text:p>
          </table:table-cell>
          <table:table-cell office:value-type="float" office:value="89180" table:style-name="ce43">
            <text:p>89.180</text:p>
          </table:table-cell>
          <table:table-cell office:value-type="percentage" office:value="7.1720116618075799E-2" table:style-name="ce44">
            <text:p>7,2%</text:p>
          </table:table-cell>
          <table:table-cell office:value-type="float" office:value="48" table:style-name="ce43">
            <text:p>4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9118935712578665E-3" table:style-name="ce44">
            <text:p>0,2%</text:p>
          </table:table-cell>
          <table:table-cell office:value-type="float" office:value="476322" table:style-name="ce43">
            <text:p>476.322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42049535472525612" table:style-name="ce44">
            <text:p>4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795" table:style-name="ce43">
            <text:p>87.795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964702935349437" table:style-name="ce44">
            <text:p>100,0%</text:p>
          </table:table-cell>
          <table:table-cell office:value-type="float" office:value="111378" table:style-name="ce43">
            <text:p>111.378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1" table:style-name="ce44">
            <text:p>100,0%</text:p>
          </table:table-cell>
          <table:table-cell office:value-type="float" office:value="130976" table:style-name="ce43">
            <text:p>130.976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87520380616363291" table:style-name="ce44">
            <text:p>87,5%</text:p>
          </table:table-cell>
          <table:table-cell office:value-type="float" office:value="60813" table:style-name="ce43">
            <text:p>60.813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3739002121184174" table:style-name="ce44">
            <text:p>37,4%</text:p>
          </table:table-cell>
          <table:table-cell office:value-type="float" office:value="44041" table:style-name="ce43">
            <text:p>44.041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673295145842065" table:style-name="ce44">
            <text:p>13,7%</text:p>
          </table:table-cell>
          <table:table-cell office:value-type="float" office:value="4481" table:style-name="ce43">
            <text:p>4.481</text:p>
          </table:table-cell>
          <table:table-cell office:value-type="float" office:value="54179" table:style-name="ce43">
            <text:p>54.179</text:p>
          </table:table-cell>
          <table:table-cell office:value-type="percentage" office:value="8.2707322025138891E-2" table:style-name="ce44">
            <text:p>8,3%</text:p>
          </table:table-cell>
          <table:table-cell office:value-type="float" office:value="41" table:style-name="ce43">
            <text:p>41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634453511533766E-3" table:style-name="ce44">
            <text:p>0,3%</text:p>
          </table:table-cell>
          <table:table-cell office:value-type="float" office:value="439525" table:style-name="ce43">
            <text:p>439.525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8770595943893147" table:style-name="ce44">
            <text:p>4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034" table:style-name="ce43">
            <text:p>50.034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4923" table:style-name="ce43">
            <text:p>74.923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3053554573004127" table:style-name="ce44">
            <text:p>93,1%</text:p>
          </table:table-cell>
          <table:table-cell office:value-type="float" office:value="91543" table:style-name="ce43">
            <text:p>91.543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78087707176429444" table:style-name="ce44">
            <text:p>78,1%</text:p>
          </table:table-cell>
          <table:table-cell office:value-type="float" office:value="55722" table:style-name="ce43">
            <text:p>55.722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0.33608569515733094" table:style-name="ce44">
            <text:p>33,6%</text:p>
          </table:table-cell>
          <table:table-cell office:value-type="float" office:value="48063" table:style-name="ce43">
            <text:p>48.063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0.1035719980864296" table:style-name="ce44">
            <text:p>10,4%</text:p>
          </table:table-cell>
          <table:table-cell office:value-type="float" office:value="4193" table:style-name="ce43">
            <text:p>4.193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8847260569205138E-2" table:style-name="ce44">
            <text:p>4,9%</text:p>
          </table:table-cell>
          <table:table-cell office:value-type="float" office:value="40" table:style-name="ce43">
            <text:p>40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7167381974248926E-3" table:style-name="ce44">
            <text:p>0,2%</text:p>
          </table:table-cell>
          <table:table-cell office:value-type="float" office:value="324518" table:style-name="ce43">
            <text:p>324.518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32903265708790314" table:style-name="ce44">
            <text:p>32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9643" table:style-name="ce43">
            <text:p>89.643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9342834345494035" table:style-name="ce44">
            <text:p>99,3%</text:p>
          </table:table-cell>
          <table:table-cell office:value-type="float" office:value="142310" table:style-name="ce43">
            <text:p>142.310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92091554445386359" table:style-name="ce44">
            <text:p>92,1%</text:p>
          </table:table-cell>
          <table:table-cell office:value-type="float" office:value="183960" table:style-name="ce43">
            <text:p>183.960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78250216936348327" table:style-name="ce44">
            <text:p>78,3%</text:p>
          </table:table-cell>
          <table:table-cell office:value-type="float" office:value="84218" table:style-name="ce43">
            <text:p>84.218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0.24027137444652394" table:style-name="ce44">
            <text:p>24,0%</text:p>
          </table:table-cell>
          <table:table-cell office:value-type="float" office:value="83661" table:style-name="ce43">
            <text:p>83.661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0.10050443831232408" table:style-name="ce44">
            <text:p>10,1%</text:p>
          </table:table-cell>
          <table:table-cell office:value-type="float" office:value="7168" table:style-name="ce43">
            <text:p>7.168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4.3734250971634969E-2" table:style-name="ce44">
            <text:p>4,4%</text:p>
          </table:table-cell>
          <table:table-cell office:value-type="float" office:value="66" table:style-name="ce43">
            <text:p>66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488095238095238E-3" table:style-name="ce44">
            <text:p>0,1%</text:p>
          </table:table-cell>
          <table:table-cell office:value-type="float" office:value="591026" table:style-name="ce43">
            <text:p>591.026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31588218914364419" table:style-name="ce44">
            <text:p>3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849" table:style-name="ce43">
            <text:p>41.849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4842" table:style-name="ce43">
            <text:p>54.842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64754" table:style-name="ce43">
            <text:p>64.754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83720990367832437" table:style-name="ce44">
            <text:p>83,7%</text:p>
          </table:table-cell>
          <table:table-cell office:value-type="float" office:value="22889" table:style-name="ce43">
            <text:p>22.889</text:p>
          </table:table-cell>
          <table:table-cell office:value-type="float" office:value="89964" table:style-name="ce43">
            <text:p>89.964</text:p>
          </table:table-cell>
          <table:table-cell office:value-type="percentage" office:value="0.25442399181894981" table:style-name="ce44">
            <text:p>25,4%</text:p>
          </table:table-cell>
          <table:table-cell office:value-type="float" office:value="24598" table:style-name="ce43">
            <text:p>24.598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663649795872139" table:style-name="ce44">
            <text:p>12,7%</text:p>
          </table:table-cell>
          <table:table-cell office:value-type="float" office:value="1757" table:style-name="ce43">
            <text:p>1.757</text:p>
          </table:table-cell>
          <table:table-cell office:value-type="float" office:value="34935" table:style-name="ce43">
            <text:p>34.935</text:p>
          </table:table-cell>
          <table:table-cell office:value-type="percentage" office:value="5.0293402032345787E-2" table:style-name="ce44">
            <text:p>5,0%</text:p>
          </table:table-cell>
          <table:table-cell office:value-type="float" office:value="8" table:style-name="ce43">
            <text:p>8</text:p>
          </table:table-cell>
          <table:table-cell office:value-type="float" office:value="10791" table:style-name="ce43">
            <text:p>10.791</text:p>
          </table:table-cell>
          <table:table-cell office:value-type="percentage" office:value="7.4135853952367716E-4" table:style-name="ce44">
            <text:p>0,1%</text:p>
          </table:table-cell>
          <table:table-cell office:value-type="float" office:value="210697" table:style-name="ce43">
            <text:p>210.697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42023080114243772" table:style-name="ce44">
            <text:p>4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421" table:style-name="ce43">
            <text:p>227.421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5076" table:style-name="ce43">
            <text:p>245.076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9863901226518892" table:style-name="ce44">
            <text:p>99,9%</text:p>
          </table:table-cell>
          <table:table-cell office:value-type="float" office:value="286088" table:style-name="ce43">
            <text:p>286.088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89802401318370872" table:style-name="ce44">
            <text:p>89,8%</text:p>
          </table:table-cell>
          <table:table-cell office:value-type="float" office:value="73176" table:style-name="ce43">
            <text:p>73.176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0.19197481471764938" table:style-name="ce44">
            <text:p>19,2%</text:p>
          </table:table-cell>
          <table:table-cell office:value-type="float" office:value="95630" table:style-name="ce43">
            <text:p>95.630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941335679003993" table:style-name="ce44">
            <text:p>12,9%</text:p>
          </table:table-cell>
          <table:table-cell office:value-type="float" office:value="8594" table:style-name="ce43">
            <text:p>8.594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9506169420171444E-2" table:style-name="ce44">
            <text:p>6,0%</text:p>
          </table:table-cell>
          <table:table-cell office:value-type="float" office:value="111" table:style-name="ce43">
            <text:p>111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728345295447842E-3" table:style-name="ce44">
            <text:p>0,3%</text:p>
          </table:table-cell>
          <table:table-cell office:value-type="float" office:value="936096" table:style-name="ce43">
            <text:p>936.096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472779762556065" table:style-name="ce44">
            <text:p>44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403" table:style-name="ce43">
            <text:p>136.403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3686" table:style-name="ce43">
            <text:p>153.686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6596501593327511" table:style-name="ce44">
            <text:p>96,6%</text:p>
          </table:table-cell>
          <table:table-cell office:value-type="float" office:value="194011" table:style-name="ce43">
            <text:p>194.011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88814982329567305" table:style-name="ce44">
            <text:p>88,8%</text:p>
          </table:table-cell>
          <table:table-cell office:value-type="float" office:value="118673" table:style-name="ce43">
            <text:p>118.673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0.38595606840164176" table:style-name="ce44">
            <text:p>38,6%</text:p>
          </table:table-cell>
          <table:table-cell office:value-type="float" office:value="83127" table:style-name="ce43">
            <text:p>83.127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743340891271641" table:style-name="ce44">
            <text:p>11,7%</text:p>
          </table:table-cell>
          <table:table-cell office:value-type="float" office:value="7430" table:style-name="ce43">
            <text:p>7.430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9693013550207998E-2" table:style-name="ce44">
            <text:p>5,0%</text:p>
          </table:table-cell>
          <table:table-cell office:value-type="float" office:value="108" table:style-name="ce43">
            <text:p>108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493343404777639E-3" table:style-name="ce44">
            <text:p>0,3%</text:p>
          </table:table-cell>
          <table:table-cell office:value-type="float" office:value="693438" table:style-name="ce43">
            <text:p>693.438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40317006635022595" table:style-name="ce44">
            <text:p>40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1415" table:style-name="ce43">
            <text:p>451.415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90970" table:style-name="ce43">
            <text:p>590.970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93023365633441002" table:style-name="ce44">
            <text:p>93,0%</text:p>
          </table:table-cell>
          <table:table-cell office:value-type="float" office:value="675638" table:style-name="ce43">
            <text:p>675.638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80665103440371355" table:style-name="ce44">
            <text:p>80,7%</text:p>
          </table:table-cell>
          <table:table-cell office:value-type="float" office:value="432966" table:style-name="ce43">
            <text:p>432.966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0.39656890582351756" table:style-name="ce44">
            <text:p>39,7%</text:p>
          </table:table-cell>
          <table:table-cell office:value-type="float" office:value="333168" table:style-name="ce43">
            <text:p>333.168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883468051730152" table:style-name="ce44">
            <text:p>11,9%</text:p>
          </table:table-cell>
          <table:table-cell office:value-type="float" office:value="43552" table:style-name="ce43">
            <text:p>43.552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8286441518849004E-2" table:style-name="ce44">
            <text:p>7,8%</text:p>
          </table:table-cell>
          <table:table-cell office:value-type="float" office:value="587" table:style-name="ce43">
            <text:p>587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3.6718710904268628E-3" table:style-name="ce44">
            <text:p>0,4%</text:p>
          </table:table-cell>
          <table:table-cell office:value-type="float" office:value="2528296" table:style-name="ce43">
            <text:p>2.528.296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8708334086077378" table:style-name="ce44">
            <text:p>38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*</text:p>
          </table:table-cell>
          <table:table-cell office:value-type="float" office:value="292266" table:style-name="ce43">
            <text:p>292.266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416056" table:style-name="ce43">
            <text:p>416.056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5019892112126647" table:style-name="ce44">
            <text:p>95,0%</text:p>
          </table:table-cell>
          <table:table-cell office:value-type="float" office:value="496797" table:style-name="ce43">
            <text:p>496.797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85547278588254738" table:style-name="ce44">
            <text:p>85,5%</text:p>
          </table:table-cell>
          <table:table-cell office:value-type="float" office:value="122357" table:style-name="ce43">
            <text:p>122.357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0.16263654174874456" table:style-name="ce44">
            <text:p>16,3%</text:p>
          </table:table-cell>
          <table:table-cell office:value-type="float" office:value="209592" table:style-name="ce43">
            <text:p>209.592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868398446856594" table:style-name="ce44">
            <text:p>11,9%</text:p>
          </table:table-cell>
          <table:table-cell office:value-type="float" office:value="18668" table:style-name="ce43">
            <text:p>18.668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2908733285340979E-2" table:style-name="ce44">
            <text:p>5,3%</text:p>
          </table:table-cell>
          <table:table-cell office:value-type="float" office:value="163" table:style-name="ce43">
            <text:p>163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581771778474318E-3" table:style-name="ce44">
            <text:p>0,2%</text:p>
          </table:table-cell>
          <table:table-cell office:value-type="float" office:value="1555899" table:style-name="ce43">
            <text:p>1.555.899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6443847417788139" table:style-name="ce44">
            <text:p>36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751" table:style-name="ce43">
            <text:p>77.751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4409" table:style-name="ce43">
            <text:p>94.409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21650" table:style-name="ce43">
            <text:p>121.650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97089315785693198" table:style-name="ce44">
            <text:p>97,1%</text:p>
          </table:table-cell>
          <table:table-cell office:value-type="float" office:value="43505" table:style-name="ce43">
            <text:p>43.505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0.25709743759455372" table:style-name="ce44">
            <text:p>25,7%</text:p>
          </table:table-cell>
          <table:table-cell office:value-type="float" office:value="47819" table:style-name="ce43">
            <text:p>47.819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3593516365435018" table:style-name="ce44">
            <text:p>13,6%</text:p>
          </table:table-cell>
          <table:table-cell office:value-type="float" office:value="2706" table:style-name="ce43">
            <text:p>2.706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55640836925665E-2" table:style-name="ce44">
            <text:p>3,6%</text:p>
          </table:table-cell>
          <table:table-cell office:value-type="float" office:value="67" table:style-name="ce43">
            <text:p>67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1976327972128098E-3" table:style-name="ce44">
            <text:p>0,3%</text:p>
          </table:table-cell>
          <table:table-cell office:value-type="float" office:value="387907" table:style-name="ce43">
            <text:p>387.90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42570397920135028" table:style-name="ce44">
            <text:p>42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8483" table:style-name="ce43">
            <text:p>238.483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82178" table:style-name="ce43">
            <text:p>282.178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7382679578412623" table:style-name="ce44">
            <text:p>97,4%</text:p>
          </table:table-cell>
          <table:table-cell office:value-type="float" office:value="314819" table:style-name="ce43">
            <text:p>314.819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9074502705180052" table:style-name="ce44">
            <text:p>90,7%</text:p>
          </table:table-cell>
          <table:table-cell office:value-type="float" office:value="167868" table:style-name="ce43">
            <text:p>167.868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0.41358105294797348" table:style-name="ce44">
            <text:p>41,4%</text:p>
          </table:table-cell>
          <table:table-cell office:value-type="float" office:value="100664" table:style-name="ce43">
            <text:p>100.664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323233641243459" table:style-name="ce44">
            <text:p>11,3%</text:p>
          </table:table-cell>
          <table:table-cell office:value-type="float" office:value="5835" table:style-name="ce43">
            <text:p>5.835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8200923107139351E-2" table:style-name="ce44">
            <text:p>3,8%</text:p>
          </table:table-cell>
          <table:table-cell office:value-type="float" office:value="43" table:style-name="ce43">
            <text:p>43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7696187576680146E-4" table:style-name="ce44">
            <text:p>0,1%</text:p>
          </table:table-cell>
          <table:table-cell office:value-type="float" office:value="1109890" table:style-name="ce43">
            <text:p>1.109.890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46976627446465674" table:style-name="ce44">
            <text:p>47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170" table:style-name="ce43">
            <text:p>23.170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8147" table:style-name="ce43">
            <text:p>28.147</text:p>
          </table:table-cell>
          <table:table-cell office:value-type="float" office:value="28125" table:style-name="ce43">
            <text:p>28.125</text:p>
          </table:table-cell>
          <table:table-cell office:value-type="percentage" office:value="1" table:style-name="ce44">
            <text:p>100,0%</text:p>
          </table:table-cell>
          <table:table-cell office:value-type="float" office:value="34758" table:style-name="ce43">
            <text:p>34.758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92152288032239249" table:style-name="ce44">
            <text:p>92,2%</text:p>
          </table:table-cell>
          <table:table-cell office:value-type="float" office:value="10415" table:style-name="ce43">
            <text:p>10.415</text:p>
          </table:table-cell>
          <table:table-cell office:value-type="float" office:value="47664" table:style-name="ce43">
            <text:p>47.664</text:p>
          </table:table-cell>
          <table:table-cell office:value-type="percentage" office:value="0.21850872776099362" table:style-name="ce44">
            <text:p>21,9%</text:p>
          </table:table-cell>
          <table:table-cell office:value-type="float" office:value="14221" table:style-name="ce43">
            <text:p>14.221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3214332174914978" table:style-name="ce44">
            <text:p>13,2%</text:p>
          </table:table-cell>
          <table:table-cell office:value-type="float" office:value="1451" table:style-name="ce43">
            <text:p>1.451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8540387340576284E-2" table:style-name="ce44">
            <text:p>6,9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12172" table:style-name="ce43">
            <text:p>112.172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41424287634607149" table:style-name="ce44">
            <text:p>41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6925" table:style-name="ce43">
            <text:p>366.925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83985" table:style-name="ce43">
            <text:p>483.985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91998190392734203" table:style-name="ce44">
            <text:p>92,0%</text:p>
          </table:table-cell>
          <table:table-cell office:value-type="float" office:value="604657" table:style-name="ce43">
            <text:p>604.657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5971452661152836" table:style-name="ce44">
            <text:p>86,0%</text:p>
          </table:table-cell>
          <table:table-cell office:value-type="float" office:value="314073" table:style-name="ce43">
            <text:p>314.073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0.32286028847132403" table:style-name="ce44">
            <text:p>32,3%</text:p>
          </table:table-cell>
          <table:table-cell office:value-type="float" office:value="312508" table:style-name="ce43">
            <text:p>312.508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2432008599149394" table:style-name="ce44">
            <text:p>12,4%</text:p>
          </table:table-cell>
          <table:table-cell office:value-type="float" office:value="30418" table:style-name="ce43">
            <text:p>30.418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6.3408349940381387E-2" table:style-name="ce44">
            <text:p>6,3%</text:p>
          </table:table-cell>
          <table:table-cell office:value-type="float" office:value="366" table:style-name="ce43">
            <text:p>366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693929825336189E-3" table:style-name="ce44">
            <text:p>0,3%</text:p>
          </table:table-cell>
          <table:table-cell office:value-type="float" office:value="2112932" table:style-name="ce43">
            <text:p>2.112.932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7097469407648648" table:style-name="ce44">
            <text:p>37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632" table:style-name="ce43">
            <text:p>72.632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5995" table:style-name="ce43">
            <text:p>95.995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93290508168203767" table:style-name="ce44">
            <text:p>93,3%</text:p>
          </table:table-cell>
          <table:table-cell office:value-type="float" office:value="118556" table:style-name="ce43">
            <text:p>118.556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80700297463055359" table:style-name="ce44">
            <text:p>80,7%</text:p>
          </table:table-cell>
          <table:table-cell office:value-type="float" office:value="58731" table:style-name="ce43">
            <text:p>58.731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0.27540139550587089" table:style-name="ce44">
            <text:p>27,5%</text:p>
          </table:table-cell>
          <table:table-cell office:value-type="float" office:value="62152" table:style-name="ce43">
            <text:p>62.152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274432441747617" table:style-name="ce44">
            <text:p>11,3%</text:p>
          </table:table-cell>
          <table:table-cell office:value-type="float" office:value="7322" table:style-name="ce43">
            <text:p>7.322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1702073870579015E-2" table:style-name="ce44">
            <text:p>6,2%</text:p>
          </table:table-cell>
          <table:table-cell office:value-type="float" office:value="127" table:style-name="ce43">
            <text:p>127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6586771145425212E-3" table:style-name="ce44">
            <text:p>0,4%</text:p>
          </table:table-cell>
          <table:table-cell office:value-type="float" office:value="415515" table:style-name="ce43">
            <text:p>415.515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33577539497639958" table:style-name="ce44">
            <text:p>3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175" table:style-name="ce43">
            <text:p>42.175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951" table:style-name="ce43">
            <text:p>54.951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8492615428735297" table:style-name="ce44">
            <text:p>98,5%</text:p>
          </table:table-cell>
          <table:table-cell office:value-type="float" office:value="66595" table:style-name="ce43">
            <text:p>66.595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90183359514652506" table:style-name="ce44">
            <text:p>90,2%</text:p>
          </table:table-cell>
          <table:table-cell office:value-type="float" office:value="35501" table:style-name="ce43">
            <text:p>35.501</text:p>
          </table:table-cell>
          <table:table-cell office:value-type="float" office:value="96694" table:style-name="ce43">
            <text:p>96.694</text:p>
          </table:table-cell>
          <table:table-cell office:value-type="percentage" office:value="0.36714790990133822" table:style-name="ce44">
            <text:p>36,7%</text:p>
          </table:table-cell>
          <table:table-cell office:value-type="float" office:value="29699" table:style-name="ce43">
            <text:p>29.699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3316265222303925" table:style-name="ce44">
            <text:p>13,3%</text:p>
          </table:table-cell>
          <table:table-cell office:value-type="float" office:value="3621" table:style-name="ce43">
            <text:p>3.621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4652097721884345E-2" table:style-name="ce44">
            <text:p>7,5%</text:p>
          </table:table-cell>
          <table:table-cell office:value-type="float" office:value="9" table:style-name="ce43">
            <text:p>9</text:p>
          </table:table-cell>
          <table:table-cell office:value-type="float" office:value="13906" table:style-name="ce43">
            <text:p>13.906</text:p>
          </table:table-cell>
          <table:table-cell office:value-type="percentage" office:value="6.4720264633970944E-4" table:style-name="ce44">
            <text:p>0,1%</text:p>
          </table:table-cell>
          <table:table-cell office:value-type="float" office:value="232551" table:style-name="ce43">
            <text:p>232.551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42057565536636315" table:style-name="ce44">
            <text:p>42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0986" table:style-name="ce43">
            <text:p>160.986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7406" table:style-name="ce43">
            <text:p>207.406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7336693557848897" table:style-name="ce44">
            <text:p>97,3%</text:p>
          </table:table-cell>
          <table:table-cell office:value-type="float" office:value="255661" table:style-name="ce43">
            <text:p>255.661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9126871079791089" table:style-name="ce44">
            <text:p>91,3%</text:p>
          </table:table-cell>
          <table:table-cell office:value-type="float" office:value="90702" table:style-name="ce43">
            <text:p>90.702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0.26678863570182687" table:style-name="ce44">
            <text:p>26,7%</text:p>
          </table:table-cell>
          <table:table-cell office:value-type="float" office:value="98573" table:style-name="ce43">
            <text:p>98.57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599108228058535" table:style-name="ce44">
            <text:p>13,6%</text:p>
          </table:table-cell>
          <table:table-cell office:value-type="float" office:value="12613" table:style-name="ce43">
            <text:p>12.613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9885478503167693E-2" table:style-name="ce44">
            <text:p>9,0%</text:p>
          </table:table-cell>
          <table:table-cell office:value-type="float" office:value="32" table:style-name="ce43">
            <text:p>32</text:p>
          </table:table-cell>
          <table:table-cell office:value-type="float" office:value="41824" table:style-name="ce43">
            <text:p>41.824</text:p>
          </table:table-cell>
          <table:table-cell office:value-type="percentage" office:value="7.6511094108645751E-4" table:style-name="ce44">
            <text:p>0,1%</text:p>
          </table:table-cell>
          <table:table-cell office:value-type="float" office:value="825973" table:style-name="ce43">
            <text:p>825.973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4351525164596815" table:style-name="ce44">
            <text:p>43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18" table:style-name="ce43">
            <text:p>2.318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8982725527831097" table:style-name="ce44">
            <text:p>89,0%</text:p>
          </table:table-cell>
          <table:table-cell office:value-type="float" office:value="3645" table:style-name="ce43">
            <text:p>3.645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4414080592867069" table:style-name="ce44">
            <text:p>84,4%</text:p>
          </table:table-cell>
          <table:table-cell office:value-type="float" office:value="5980" table:style-name="ce43">
            <text:p>5.980</text:p>
          </table:table-cell>
          <table:table-cell office:value-type="float" office:value="7857" table:style-name="ce43">
            <text:p>7.857</text:p>
          </table:table-cell>
          <table:table-cell office:value-type="percentage" office:value="0.76110474735904288" table:style-name="ce44">
            <text:p>76,1%</text:p>
          </table:table-cell>
          <table:table-cell office:value-type="float" office:value="6444" table:style-name="ce43">
            <text:p>6.444</text:p>
          </table:table-cell>
          <table:table-cell office:value-type="float" office:value="11556" table:style-name="ce43">
            <text:p>11.556</text:p>
          </table:table-cell>
          <table:table-cell office:value-type="percentage" office:value="0.55763239875389403" table:style-name="ce44">
            <text:p>55,8%</text:p>
          </table:table-cell>
          <table:table-cell office:value-type="float" office:value="4047" table:style-name="ce43">
            <text:p>4.047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3460387148273797" table:style-name="ce44">
            <text:p>13,5%</text:p>
          </table:table-cell>
          <table:table-cell office:value-type="float" office:value="380" table:style-name="ce43">
            <text:p>380</text:p>
          </table:table-cell>
          <table:table-cell office:value-type="float" office:value="7581" table:style-name="ce43">
            <text:p>7.581</text:p>
          </table:table-cell>
          <table:table-cell office:value-type="percentage" office:value="5.0125313283208017E-2" table:style-name="ce44">
            <text:p>5,0%</text:p>
          </table:table-cell>
          <table:table-cell office:value-type="float" office:value="7" table:style-name="ce43">
            <text:p>7</text:p>
          </table:table-cell>
          <table:table-cell office:value-type="float" office:value="2175" table:style-name="ce43">
            <text:p>2.175</text:p>
          </table:table-cell>
          <table:table-cell office:value-type="percentage" office:value="3.2183908045977012E-3" table:style-name="ce44">
            <text:p>0,3%</text:p>
          </table:table-cell>
          <table:table-cell office:value-type="float" office:value="22821" table:style-name="ce43">
            <text:p>22.821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34494694519181351" table:style-name="ce44">
            <text:p>34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70" table:style-name="ce43">
            <text:p>1.870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9608343976160068" table:style-name="ce44">
            <text:p>79,6%</text:p>
          </table:table-cell>
          <table:table-cell office:value-type="float" office:value="3007" table:style-name="ce43">
            <text:p>3.007</text:p>
          </table:table-cell>
          <table:table-cell office:value-type="float" office:value="3748" table:style-name="ce43">
            <text:p>3.748</text:p>
          </table:table-cell>
          <table:table-cell office:value-type="percentage" office:value="0.8022945570971185" table:style-name="ce44">
            <text:p>80,2%</text:p>
          </table:table-cell>
          <table:table-cell office:value-type="float" office:value="5530" table:style-name="ce43">
            <text:p>5.530</text:p>
          </table:table-cell>
          <table:table-cell office:value-type="float" office:value="7827" table:style-name="ce43">
            <text:p>7.827</text:p>
          </table:table-cell>
          <table:table-cell office:value-type="percentage" office:value="0.70652868276478853" table:style-name="ce44">
            <text:p>70,7%</text:p>
          </table:table-cell>
          <table:table-cell office:value-type="float" office:value="6316" table:style-name="ce43">
            <text:p>6.316</text:p>
          </table:table-cell>
          <table:table-cell office:value-type="float" office:value="11299" table:style-name="ce43">
            <text:p>11.299</text:p>
          </table:table-cell>
          <table:table-cell office:value-type="percentage" office:value="0.55898752101955929" table:style-name="ce44">
            <text:p>55,9%</text:p>
          </table:table-cell>
          <table:table-cell office:value-type="float" office:value="3946" table:style-name="ce43">
            <text:p>3.946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3111812593454061" table:style-name="ce44">
            <text:p>13,1%</text:p>
          </table:table-cell>
          <table:table-cell office:value-type="float" office:value="293" table:style-name="ce43">
            <text:p>293</text:p>
          </table:table-cell>
          <table:table-cell office:value-type="float" office:value="8536" table:style-name="ce43">
            <text:p>8.536</text:p>
          </table:table-cell>
          <table:table-cell office:value-type="percentage" office:value="3.4325210871602625E-2" table:style-name="ce44">
            <text:p>3,4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20968" table:style-name="ce43">
            <text:p>20.968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31684245519659099" table:style-name="ce44">
            <text:p>31,7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72" table:style-name="ce46">
            <text:p>3.17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168" table:style-name="ce46">
            <text:p>8.16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0087" table:style-name="ce46">
            <text:p>50.08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94" table:style-name="ce46">
            <text:p>6.79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8257" table:style-name="ce46">
            <text:p>68.25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91545" table:style-name="ce50">
            <text:p>2.891.545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789781" table:style-name="ce50">
            <text:p>3.789.781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5700452898893829" table:style-name="ce51">
            <text:p>95,7%</text:p>
          </table:table-cell>
          <table:table-cell office:value-type="float" office:value="4569891" table:style-name="ce50">
            <text:p>4.569.891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85626812586729661" table:style-name="ce51">
            <text:p>85,6%</text:p>
          </table:table-cell>
          <table:table-cell office:value-type="float" office:value="2211859" table:style-name="ce50">
            <text:p>2.211.859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0.31448354443841914" table:style-name="ce51">
            <text:p>31,4%</text:p>
          </table:table-cell>
          <table:table-cell office:value-type="float" office:value="2068277" table:style-name="ce50">
            <text:p>2.068.277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2380360410587429" table:style-name="ce51">
            <text:p>12,4%</text:p>
          </table:table-cell>
          <table:table-cell office:value-type="float" office:value="207587" table:style-name="ce50">
            <text:p>207.587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6.2709441050491213E-2" table:style-name="ce51">
            <text:p>6,3%</text:p>
          </table:table-cell>
          <table:table-cell office:value-type="float" office:value="2307" table:style-name="ce50">
            <text:p>2.307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4308544658916452E-3" table:style-name="ce51">
            <text:p>0,2%</text:p>
          </table:table-cell>
          <table:table-cell office:value-type="float" office:value="15741247" table:style-name="ce50">
            <text:p>15.741.247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9225808178267024" table:style-name="ce51">
            <text:p>39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office:value-type="string" table:number-columns-spanned="10" table:number-rows-spanned="1" table:style-name="ce20">
            <text:p>*Datos de Comunidad Valenciana pendientes de consolidar</text:p>
          </table:table-cell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6829" table:style-name="ce40">
            <text:p>416.829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528779" table:style-name="ce40">
            <text:p>528.779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81302959342293213" table:style-name="ce41">
            <text:p>81,3%</text:p>
          </table:table-cell>
          <table:table-cell office:value-type="float" office:value="67683" table:style-name="ce40">
            <text:p>67.683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7.3877882042947263E-2" table:style-name="ce41">
            <text:p>7,4%</text:p>
          </table:table-cell>
          <table:table-cell office:value-type="float" office:value="86926" table:style-name="ce40">
            <text:p>86.926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8715064809200796E-2" table:style-name="ce41">
            <text:p>6,9%</text:p>
          </table:table-cell>
          <table:table-cell office:value-type="float" office:value="157042" table:style-name="ce40">
            <text:p>157.042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5.2184153485384535E-2" table:style-name="ce41">
            <text:p>5,2%</text:p>
          </table:table-cell>
          <table:table-cell office:value-type="float" office:value="15078" table:style-name="ce40">
            <text:p>15.078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409218881322242E-2" table:style-name="ce41">
            <text:p>2,4%</text:p>
          </table:table-cell>
          <table:table-cell office:value-type="float" office:value="318" table:style-name="ce40">
            <text:p>318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7480114994970345E-3" table:style-name="ce41">
            <text:p>0,2%</text:p>
          </table:table-cell>
          <table:table-cell office:value-type="float" office:value="1272655" table:style-name="ce40">
            <text:p>1.272.655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8020626112523086" table:style-name="ce41">
            <text:p>18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7453" table:style-name="ce43">
            <text:p>97.453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8629651745321689" table:style-name="ce44">
            <text:p>98,6%</text:p>
          </table:table-cell>
          <table:table-cell office:value-type="float" office:value="91169" table:style-name="ce43">
            <text:p>91.169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76641587154806434" table:style-name="ce44">
            <text:p>76,6%</text:p>
          </table:table-cell>
          <table:table-cell office:value-type="float" office:value="19803" table:style-name="ce43">
            <text:p>19.803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2664436869671988" table:style-name="ce44">
            <text:p>12,7%</text:p>
          </table:table-cell>
          <table:table-cell office:value-type="float" office:value="15468" table:style-name="ce43">
            <text:p>15.468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8016402207135863E-2" table:style-name="ce44">
            <text:p>7,8%</text:p>
          </table:table-cell>
          <table:table-cell office:value-type="float" office:value="23268" table:style-name="ce43">
            <text:p>23.268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2160696551986963E-2" table:style-name="ce44">
            <text:p>5,2%</text:p>
          </table:table-cell>
          <table:table-cell office:value-type="float" office:value="1582" table:style-name="ce43">
            <text:p>1.582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739403453689167E-2" table:style-name="ce44">
            <text:p>1,8%</text:p>
          </table:table-cell>
          <table:table-cell office:value-type="float" office:value="31" table:style-name="ce43">
            <text:p>31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2347645981040389E-3" table:style-name="ce44">
            <text:p>0,1%</text:p>
          </table:table-cell>
          <table:table-cell office:value-type="float" office:value="248774" table:style-name="ce43">
            <text:p>248.774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21961679573150278" table:style-name="ce44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5493" table:style-name="ce43">
            <text:p>85.493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7343611231298244" table:style-name="ce44">
            <text:p>97,3%</text:p>
          </table:table-cell>
          <table:table-cell office:value-type="float" office:value="85968" table:style-name="ce43">
            <text:p>85.968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78689965125538908" table:style-name="ce44">
            <text:p>78,7%</text:p>
          </table:table-cell>
          <table:table-cell office:value-type="float" office:value="13932" table:style-name="ce43">
            <text:p>13.932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9.3095982679817182E-2" table:style-name="ce44">
            <text:p>9,3%</text:p>
          </table:table-cell>
          <table:table-cell office:value-type="float" office:value="19270" table:style-name="ce43">
            <text:p>19.270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11847889575455747" table:style-name="ce44">
            <text:p>11,8%</text:p>
          </table:table-cell>
          <table:table-cell office:value-type="float" office:value="31593" table:style-name="ce43">
            <text:p>31.593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9.8085968425464534E-2" table:style-name="ce44">
            <text:p>9,8%</text:p>
          </table:table-cell>
          <table:table-cell office:value-type="float" office:value="3404" table:style-name="ce43">
            <text:p>3.404</text:p>
          </table:table-cell>
          <table:table-cell office:value-type="float" office:value="54179" table:style-name="ce43">
            <text:p>54.179</text:p>
          </table:table-cell>
          <table:table-cell office:value-type="percentage" office:value="6.2828771295151256E-2" table:style-name="ce44">
            <text:p>6,3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239695" table:style-name="ce43">
            <text:p>239.695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6597049075186779" table:style-name="ce44">
            <text:p>26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8155" table:style-name="ce43">
            <text:p>48.155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7200355254127813" table:style-name="ce44">
            <text:p>97,2%</text:p>
          </table:table-cell>
          <table:table-cell office:value-type="float" office:value="54460" table:style-name="ce43">
            <text:p>54.460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67638730190272744" table:style-name="ce44">
            <text:p>67,6%</text:p>
          </table:table-cell>
          <table:table-cell office:value-type="float" office:value="6105" table:style-name="ce43">
            <text:p>6.105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5.2076669140415081E-2" table:style-name="ce44">
            <text:p>5,2%</text:p>
          </table:table-cell>
          <table:table-cell office:value-type="float" office:value="8592" table:style-name="ce43">
            <text:p>8.592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5.1822409331893825E-2" table:style-name="ce44">
            <text:p>5,2%</text:p>
          </table:table-cell>
          <table:table-cell office:value-type="float" office:value="19025" table:style-name="ce43">
            <text:p>19.025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997383925146645E-2" table:style-name="ce44">
            <text:p>4,1%</text:p>
          </table:table-cell>
          <table:table-cell office:value-type="float" office:value="1388" table:style-name="ce43">
            <text:p>1.388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6169806265217444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37757" table:style-name="ce43">
            <text:p>137.757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3967345953832536" table:style-name="ce44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4211" table:style-name="ce43">
            <text:p>84.211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3323063965601316" table:style-name="ce44">
            <text:p>93,3%</text:p>
          </table:table-cell>
          <table:table-cell office:value-type="float" office:value="110051" table:style-name="ce43">
            <text:p>110.051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71216131391112458" table:style-name="ce44">
            <text:p>71,2%</text:p>
          </table:table-cell>
          <table:table-cell office:value-type="float" office:value="18238" table:style-name="ce43">
            <text:p>18.238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7.7578139621935244E-2" table:style-name="ce44">
            <text:p>7,8%</text:p>
          </table:table-cell>
          <table:table-cell office:value-type="float" office:value="22965" table:style-name="ce43">
            <text:p>22.965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6.5518441594011045E-2" table:style-name="ce44">
            <text:p>6,6%</text:p>
          </table:table-cell>
          <table:table-cell office:value-type="float" office:value="38622" table:style-name="ce43">
            <text:p>38.622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6397753033056988E-2" table:style-name="ce44">
            <text:p>4,6%</text:p>
          </table:table-cell>
          <table:table-cell office:value-type="float" office:value="2805" table:style-name="ce43">
            <text:p>2.805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7114198378269545E-2" table:style-name="ce44">
            <text:p>1,7%</text:p>
          </table:table-cell>
          <table:table-cell office:value-type="float" office:value="47" table:style-name="ce43">
            <text:p>47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0597041847041847E-3" table:style-name="ce44">
            <text:p>0,1%</text:p>
          </table:table-cell>
          <table:table-cell office:value-type="float" office:value="276939" table:style-name="ce43">
            <text:p>276.939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4801395806487647" table:style-name="ce44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016" table:style-name="ce43">
            <text:p>41.016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9936650260708537" table:style-name="ce44">
            <text:p>99,9%</text:p>
          </table:table-cell>
          <table:table-cell office:value-type="float" office:value="39154" table:style-name="ce43">
            <text:p>39.154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73783590246108621" table:style-name="ce44">
            <text:p>73,8%</text:p>
          </table:table-cell>
          <table:table-cell office:value-type="float" office:value="4767" table:style-name="ce43">
            <text:p>4.767</text:p>
          </table:table-cell>
          <table:table-cell office:value-type="float" office:value="77345" table:style-name="ce43">
            <text:p>77.345</text:p>
          </table:table-cell>
          <table:table-cell office:value-type="percentage" office:value="6.1632943305966775E-2" table:style-name="ce44">
            <text:p>6,2%</text:p>
          </table:table-cell>
          <table:table-cell office:value-type="float" office:value="6665" table:style-name="ce43">
            <text:p>6.665</text:p>
          </table:table-cell>
          <table:table-cell office:value-type="float" office:value="89964" table:style-name="ce43">
            <text:p>89.964</text:p>
          </table:table-cell>
          <table:table-cell office:value-type="percentage" office:value="7.4085189631408116E-2" table:style-name="ce44">
            <text:p>7,4%</text:p>
          </table:table-cell>
          <table:table-cell office:value-type="float" office:value="12145" table:style-name="ce43">
            <text:p>12.145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6.2525419453153555E-2" table:style-name="ce44">
            <text:p>6,3%</text:p>
          </table:table-cell>
          <table:table-cell office:value-type="float" office:value="712" table:style-name="ce43">
            <text:p>712</text:p>
          </table:table-cell>
          <table:table-cell office:value-type="float" office:value="34935" table:style-name="ce43">
            <text:p>34.935</text:p>
          </table:table-cell>
          <table:table-cell office:value-type="percentage" office:value="2.0380707027336482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104464" table:style-name="ce43">
            <text:p>104.464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20835128364686548" table:style-name="ce44">
            <text:p>20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2830" table:style-name="ce43">
            <text:p>222.830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9630237372405062" table:style-name="ce44">
            <text:p>99,6%</text:p>
          </table:table-cell>
          <table:table-cell office:value-type="float" office:value="192285" table:style-name="ce43">
            <text:p>192.285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7835255287070616" table:style-name="ce44">
            <text:p>78,4%</text:p>
          </table:table-cell>
          <table:table-cell office:value-type="float" office:value="42771" table:style-name="ce43">
            <text:p>42.771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13425723926861807" table:style-name="ce44">
            <text:p>13,4%</text:p>
          </table:table-cell>
          <table:table-cell office:value-type="float" office:value="32817" table:style-name="ce43">
            <text:p>32.817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6094313635469266E-2" table:style-name="ce44">
            <text:p>8,6%</text:p>
          </table:table-cell>
          <table:table-cell office:value-type="float" office:value="45405" table:style-name="ce43">
            <text:p>45.405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6.1445293998240745E-2" table:style-name="ce44">
            <text:p>6,1%</text:p>
          </table:table-cell>
          <table:table-cell office:value-type="float" office:value="2973" table:style-name="ce43">
            <text:p>2.973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2.0585506363296452E-2" table:style-name="ce44">
            <text:p>2,1%</text:p>
          </table:table-cell>
          <table:table-cell office:value-type="float" office:value="97" table:style-name="ce43">
            <text:p>97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842296725985644E-3" table:style-name="ce44">
            <text:p>0,2%</text:p>
          </table:table-cell>
          <table:table-cell office:value-type="float" office:value="539178" table:style-name="ce43">
            <text:p>539.178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25762576133382198" table:style-name="ce44">
            <text:p>25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2610" table:style-name="ce43">
            <text:p>132.610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8088672574226665" table:style-name="ce44">
            <text:p>98,1%</text:p>
          </table:table-cell>
          <table:table-cell office:value-type="float" office:value="115114" table:style-name="ce43">
            <text:p>115.114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72352782194957921" table:style-name="ce44">
            <text:p>72,4%</text:p>
          </table:table-cell>
          <table:table-cell office:value-type="float" office:value="16967" table:style-name="ce43">
            <text:p>16.967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7.7672080716339201E-2" table:style-name="ce44">
            <text:p>7,8%</text:p>
          </table:table-cell>
          <table:table-cell office:value-type="float" office:value="29274" table:style-name="ce43">
            <text:p>29.274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9.5206811544240558E-2" table:style-name="ce44">
            <text:p>9,5%</text:p>
          </table:table-cell>
          <table:table-cell office:value-type="float" office:value="37977" table:style-name="ce43">
            <text:p>37.977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3650060392871519E-2" table:style-name="ce44">
            <text:p>5,4%</text:p>
          </table:table-cell>
          <table:table-cell office:value-type="float" office:value="4128" table:style-name="ce43">
            <text:p>4.128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7608716007437233E-2" table:style-name="ce44">
            <text:p>2,8%</text:p>
          </table:table-cell>
          <table:table-cell office:value-type="float" office:value="93" table:style-name="ce43">
            <text:p>93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952601265225191E-3" table:style-name="ce44">
            <text:p>0,2%</text:p>
          </table:table-cell>
          <table:table-cell office:value-type="float" office:value="336163" table:style-name="ce43">
            <text:p>336.163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9544769541688081" table:style-name="ce44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35683" table:style-name="ce43">
            <text:p>435.683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7425513645023654" table:style-name="ce44">
            <text:p>97,4%</text:p>
          </table:table-cell>
          <table:table-cell office:value-type="float" office:value="358331" table:style-name="ce43">
            <text:p>358.331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56404141717509426" table:style-name="ce44">
            <text:p>56,4%</text:p>
          </table:table-cell>
          <table:table-cell office:value-type="float" office:value="68675" table:style-name="ce43">
            <text:p>68.675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8.1991776347208167E-2" table:style-name="ce44">
            <text:p>8,2%</text:p>
          </table:table-cell>
          <table:table-cell office:value-type="float" office:value="82637" table:style-name="ce43">
            <text:p>82.637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5690157357709426E-2" table:style-name="ce44">
            <text:p>7,6%</text:p>
          </table:table-cell>
          <table:table-cell office:value-type="float" office:value="148559" table:style-name="ce43">
            <text:p>148.559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2988166039264865E-2" table:style-name="ce44">
            <text:p>5,3%</text:p>
          </table:table-cell>
          <table:table-cell office:value-type="float" office:value="19925" table:style-name="ce43">
            <text:p>19.925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5815975093292304E-2" table:style-name="ce44">
            <text:p>3,6%</text:p>
          </table:table-cell>
          <table:table-cell office:value-type="float" office:value="329" table:style-name="ce43">
            <text:p>329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0579992994044938E-3" table:style-name="ce44">
            <text:p>0,2%</text:p>
          </table:table-cell>
          <table:table-cell office:value-type="float" office:value="1114139" table:style-name="ce43">
            <text:p>1.114.139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705752199518101" table:style-name="ce44">
            <text:p>17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*</text:p>
          </table:table-cell>
          <table:table-cell office:value-type="float" office:value="283003" table:style-name="ce43">
            <text:p>283.003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286013" table:style-name="ce43">
            <text:p>286.013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65320352074397869" table:style-name="ce44">
            <text:p>65,3%</text:p>
          </table:table-cell>
          <table:table-cell office:value-type="float" office:value="29394" table:style-name="ce43">
            <text:p>29.394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5.0615778815555644E-2" table:style-name="ce44">
            <text:p>5,1%</text:p>
          </table:table-cell>
          <table:table-cell office:value-type="float" office:value="42000" table:style-name="ce43">
            <text:p>42.000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5.5826268651955113E-2" table:style-name="ce44">
            <text:p>5,6%</text:p>
          </table:table-cell>
          <table:table-cell office:value-type="float" office:value="71938" table:style-name="ce43">
            <text:p>71.938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735755537900764E-2" table:style-name="ce44">
            <text:p>4,1%</text:p>
          </table:table-cell>
          <table:table-cell office:value-type="float" office:value="5923" table:style-name="ce43">
            <text:p>5.923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786930964702948E-2" table:style-name="ce44">
            <text:p>1,7%</text:p>
          </table:table-cell>
          <table:table-cell office:value-type="float" office:value="119" table:style-name="ce43">
            <text:p>119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547904394996556E-3" table:style-name="ce44">
            <text:p>0,1%</text:p>
          </table:table-cell>
          <table:table-cell office:value-type="float" office:value="718390" table:style-name="ce43">
            <text:p>718.390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682686057800977" table:style-name="ce44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002" table:style-name="ce43">
            <text:p>76.002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9996052891257159" table:style-name="ce44">
            <text:p>100,0%</text:p>
          </table:table-cell>
          <table:table-cell office:value-type="float" office:value="79252" table:style-name="ce43">
            <text:p>79.252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862597413905699" table:style-name="ce44">
            <text:p>86,3%</text:p>
          </table:table-cell>
          <table:table-cell office:value-type="float" office:value="12116" table:style-name="ce43">
            <text:p>12.116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9.66982449699514E-2" table:style-name="ce44">
            <text:p>9,7%</text:p>
          </table:table-cell>
          <table:table-cell office:value-type="float" office:value="14586" table:style-name="ce43">
            <text:p>14.586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8.6197522692889564E-2" table:style-name="ce44">
            <text:p>8,6%</text:p>
          </table:table-cell>
          <table:table-cell office:value-type="float" office:value="21112" table:style-name="ce43">
            <text:p>21.112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6.0015123174274682E-2" table:style-name="ce44">
            <text:p>6,0%</text:p>
          </table:table-cell>
          <table:table-cell office:value-type="float" office:value="1018" table:style-name="ce43">
            <text:p>1.018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3379245084638839E-2" table:style-name="ce44">
            <text:p>1,3%</text:p>
          </table:table-cell>
          <table:table-cell office:value-type="float" office:value="54" table:style-name="ce43">
            <text:p>54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5771965828282348E-3" table:style-name="ce44">
            <text:p>0,3%</text:p>
          </table:table-cell>
          <table:table-cell office:value-type="float" office:value="204140" table:style-name="ce43">
            <text:p>204.140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22403104433321297" table:style-name="ce44">
            <text:p>22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4682" table:style-name="ce43">
            <text:p>234.682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18388" table:style-name="ce43">
            <text:p>218.388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7536806068428572" table:style-name="ce44">
            <text:p>75,4%</text:p>
          </table:table-cell>
          <table:table-cell office:value-type="float" office:value="21120" table:style-name="ce43">
            <text:p>21.120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6.0877360366878332E-2" table:style-name="ce44">
            <text:p>6,1%</text:p>
          </table:table-cell>
          <table:table-cell office:value-type="float" office:value="27857" table:style-name="ce43">
            <text:p>27.857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8632064431408582E-2" table:style-name="ce44">
            <text:p>6,9%</text:p>
          </table:table-cell>
          <table:table-cell office:value-type="float" office:value="43590" table:style-name="ce43">
            <text:p>43.590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903240030416061E-2" table:style-name="ce44">
            <text:p>4,9%</text:p>
          </table:table-cell>
          <table:table-cell office:value-type="float" office:value="1871" table:style-name="ce43">
            <text:p>1.871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2249173459033029E-2" table:style-name="ce44">
            <text:p>1,2%</text:p>
          </table:table-cell>
          <table:table-cell office:value-type="float" office:value="33" table:style-name="ce43">
            <text:p>33</text:p>
          </table:table-cell>
          <table:table-cell office:value-type="float" office:value="44014" table:style-name="ce43">
            <text:p>44.014</text:p>
          </table:table-cell>
          <table:table-cell office:value-type="percentage" office:value="7.4976143954196396E-4" table:style-name="ce44">
            <text:p>0,1%</text:p>
          </table:table-cell>
          <table:table-cell office:value-type="float" office:value="547541" table:style-name="ce43">
            <text:p>547.541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23174935866315816" table:style-name="ce44">
            <text:p>23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776" table:style-name="ce43">
            <text:p>22.776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2892" table:style-name="ce43">
            <text:p>22.892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81393777777777776" table:style-name="ce44">
            <text:p>81,4%</text:p>
          </table:table-cell>
          <table:table-cell office:value-type="float" office:value="4112" table:style-name="ce43">
            <text:p>4.112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10901956625483854" table:style-name="ce44">
            <text:p>10,9%</text:p>
          </table:table-cell>
          <table:table-cell office:value-type="float" office:value="4394" table:style-name="ce43">
            <text:p>4.394</text:p>
          </table:table-cell>
          <table:table-cell office:value-type="float" office:value="47664" table:style-name="ce43">
            <text:p>47.664</text:p>
          </table:table-cell>
          <table:table-cell office:value-type="percentage" office:value="9.2186975495132592E-2" table:style-name="ce44">
            <text:p>9,2%</text:p>
          </table:table-cell>
          <table:table-cell office:value-type="float" office:value="5022" table:style-name="ce43">
            <text:p>5.022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6665056031518888E-2" table:style-name="ce44">
            <text:p>4,7%</text:p>
          </table:table-cell>
          <table:table-cell office:value-type="float" office:value="424" table:style-name="ce43">
            <text:p>424</text:p>
          </table:table-cell>
          <table:table-cell office:value-type="float" office:value="21170" table:style-name="ce43">
            <text:p>21.170</text:p>
          </table:table-cell>
          <table:table-cell office:value-type="percentage" office:value="2.0028341993386867E-2" table:style-name="ce44">
            <text:p>2,0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59629" table:style-name="ce43">
            <text:p>59.629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22020547439325228" table:style-name="ce44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56789" table:style-name="ce43">
            <text:p>356.789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7986114544026448" table:style-name="ce44">
            <text:p>98,0%</text:p>
          </table:table-cell>
          <table:table-cell office:value-type="float" office:value="349613" table:style-name="ce43">
            <text:p>349.613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66456116073380334" table:style-name="ce44">
            <text:p>66,5%</text:p>
          </table:table-cell>
          <table:table-cell office:value-type="float" office:value="61830" table:style-name="ce43">
            <text:p>61.830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8.7911244193635066E-2" table:style-name="ce44">
            <text:p>8,8%</text:p>
          </table:table-cell>
          <table:table-cell office:value-type="float" office:value="58332" table:style-name="ce43">
            <text:p>58.332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9964041312399581E-2" table:style-name="ce44">
            <text:p>6,0%</text:p>
          </table:table-cell>
          <table:table-cell office:value-type="float" office:value="121088" table:style-name="ce43">
            <text:p>121.088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817051266699738E-2" table:style-name="ce44">
            <text:p>4,8%</text:p>
          </table:table-cell>
          <table:table-cell office:value-type="float" office:value="15247" table:style-name="ce43">
            <text:p>15.247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1783388504865381E-2" table:style-name="ce44">
            <text:p>3,2%</text:p>
          </table:table-cell>
          <table:table-cell office:value-type="float" office:value="221" table:style-name="ce43">
            <text:p>221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6266625448068247E-3" table:style-name="ce44">
            <text:p>0,2%</text:p>
          </table:table-cell>
          <table:table-cell office:value-type="float" office:value="963120" table:style-name="ce43">
            <text:p>963.120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6909827072473019" table:style-name="ce44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0013" table:style-name="ce43">
            <text:p>70.013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72062" table:style-name="ce43">
            <text:p>72.062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70031778734487216" table:style-name="ce44">
            <text:p>70,0%</text:p>
          </table:table-cell>
          <table:table-cell office:value-type="float" office:value="9378" table:style-name="ce43">
            <text:p>9.378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6.3835435541729921E-2" table:style-name="ce44">
            <text:p>6,4%</text:p>
          </table:table-cell>
          <table:table-cell office:value-type="float" office:value="17535" table:style-name="ce43">
            <text:p>17.535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8.2225119105675801E-2" table:style-name="ce44">
            <text:p>8,2%</text:p>
          </table:table-cell>
          <table:table-cell office:value-type="float" office:value="28343" table:style-name="ce43">
            <text:p>28.34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141447398256737E-2" table:style-name="ce44">
            <text:p>5,1%</text:p>
          </table:table-cell>
          <table:table-cell office:value-type="float" office:value="2610" table:style-name="ce43">
            <text:p>2.610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994320240673482E-2" table:style-name="ce44">
            <text:p>2,2%</text:p>
          </table:table-cell>
          <table:table-cell office:value-type="float" office:value="115" table:style-name="ce43">
            <text:p>115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3129753399400784E-3" table:style-name="ce44">
            <text:p>0,3%</text:p>
          </table:table-cell>
          <table:table-cell office:value-type="float" office:value="200056" table:style-name="ce43">
            <text:p>200.056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6166415753317834" table:style-name="ce44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0822" table:style-name="ce43">
            <text:p>40.822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9164358936986829" table:style-name="ce44">
            <text:p>99,2%</text:p>
          </table:table-cell>
          <table:table-cell office:value-type="float" office:value="42717" table:style-name="ce43">
            <text:p>42.717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76564740464582737" table:style-name="ce44">
            <text:p>76,6%</text:p>
          </table:table-cell>
          <table:table-cell office:value-type="float" office:value="6781" table:style-name="ce43">
            <text:p>6.781</text:p>
          </table:table-cell>
          <table:table-cell office:value-type="float" office:value="73844" table:style-name="ce43">
            <text:p>73.844</text:p>
          </table:table-cell>
          <table:table-cell office:value-type="percentage" office:value="9.1828720004333453E-2" table:style-name="ce44">
            <text:p>9,2%</text:p>
          </table:table-cell>
          <table:table-cell office:value-type="float" office:value="9421" table:style-name="ce43">
            <text:p>9.421</text:p>
          </table:table-cell>
          <table:table-cell office:value-type="float" office:value="96694" table:style-name="ce43">
            <text:p>96.694</text:p>
          </table:table-cell>
          <table:table-cell office:value-type="percentage" office:value="9.7431071214346285E-2" table:style-name="ce44">
            <text:p>9,7%</text:p>
          </table:table-cell>
          <table:table-cell office:value-type="float" office:value="13222" table:style-name="ce43">
            <text:p>13.222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9284036085155228E-2" table:style-name="ce44">
            <text:p>5,9%</text:p>
          </table:table-cell>
          <table:table-cell office:value-type="float" office:value="990" table:style-name="ce43">
            <text:p>990</text:p>
          </table:table-cell>
          <table:table-cell office:value-type="float" office:value="48505" table:style-name="ce43">
            <text:p>48.505</text:p>
          </table:table-cell>
          <table:table-cell office:value-type="percentage" office:value="2.041026698278528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113958" table:style-name="ce43">
            <text:p>113.958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20609655746154612" table:style-name="ce44">
            <text:p>20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6251" table:style-name="ce43">
            <text:p>156.251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8924343146565363" table:style-name="ce44">
            <text:p>98,9%</text:p>
          </table:table-cell>
          <table:table-cell office:value-type="float" office:value="122820" table:style-name="ce43">
            <text:p>122.820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57640052374449158" table:style-name="ce44">
            <text:p>57,6%</text:p>
          </table:table-cell>
          <table:table-cell office:value-type="float" office:value="17081" table:style-name="ce43">
            <text:p>17.081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6.0977655924803385E-2" table:style-name="ce44">
            <text:p>6,1%</text:p>
          </table:table-cell>
          <table:table-cell office:value-type="float" office:value="25598" table:style-name="ce43">
            <text:p>25.598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5293328666350953E-2" table:style-name="ce44">
            <text:p>7,5%</text:p>
          </table:table-cell>
          <table:table-cell office:value-type="float" office:value="41232" table:style-name="ce43">
            <text:p>41.232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6883571612846261E-2" table:style-name="ce44">
            <text:p>5,7%</text:p>
          </table:table-cell>
          <table:table-cell office:value-type="float" office:value="3872" table:style-name="ce43">
            <text:p>3.872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7593480755114985E-2" table:style-name="ce44">
            <text:p>2,8%</text:p>
          </table:table-cell>
          <table:table-cell office:value-type="float" office:value="13" table:style-name="ce43">
            <text:p>13</text:p>
          </table:table-cell>
          <table:table-cell office:value-type="float" office:value="41824" table:style-name="ce43">
            <text:p>41.824</text:p>
          </table:table-cell>
          <table:table-cell office:value-type="percentage" office:value="3.1082631981637336E-4" table:style-name="ce44">
            <text:p>0,0%</text:p>
          </table:table-cell>
          <table:table-cell office:value-type="float" office:value="366867" table:style-name="ce43">
            <text:p>366.867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9327883387957473" table:style-name="ce44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43" table:style-name="ce43">
            <text:p>2.243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6103646833013436" table:style-name="ce44">
            <text:p>86,1%</text:p>
          </table:table-cell>
          <table:table-cell office:value-type="float" office:value="3399" table:style-name="ce43">
            <text:p>3.399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8716998610467814" table:style-name="ce44">
            <text:p>78,7%</text:p>
          </table:table-cell>
          <table:table-cell office:value-type="float" office:value="1014" table:style-name="ce43">
            <text:p>1.014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2905689194348988" table:style-name="ce44">
            <text:p>12,9%</text:p>
          </table:table-cell>
          <table:table-cell office:value-type="float" office:value="692" table:style-name="ce43">
            <text:p>692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9882312218760815E-2" table:style-name="ce44">
            <text:p>6,0%</text:p>
          </table:table-cell>
          <table:table-cell office:value-type="float" office:value="1073" table:style-name="ce43">
            <text:p>1.073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5688152730659214E-2" table:style-name="ce44">
            <text:p>3,6%</text:p>
          </table:table-cell>
          <table:table-cell office:value-type="float" office:value="98" table:style-name="ce43">
            <text:p>98</text:p>
          </table:table-cell>
          <table:table-cell office:value-type="float" office:value="7581" table:style-name="ce43">
            <text:p>7.581</text:p>
          </table:table-cell>
          <table:table-cell office:value-type="percentage" office:value="1.2927054478301015E-2" table:style-name="ce44">
            <text:p>1,3%</text:p>
          </table:table-cell>
          <table:table-cell office:value-type="float" office:value="3" table:style-name="ce43">
            <text:p>3</text:p>
          </table:table-cell>
          <table:table-cell office:value-type="float" office:value="2175" table:style-name="ce43">
            <text:p>2.175</text:p>
          </table:table-cell>
          <table:table-cell office:value-type="percentage" office:value="1.3793103448275861E-3" table:style-name="ce44">
            <text:p>0,1%</text:p>
          </table:table-cell>
          <table:table-cell office:value-type="float" office:value="8522" table:style-name="ce43">
            <text:p>8.522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881284198434051" table:style-name="ce44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759" table:style-name="ce43">
            <text:p>1.759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4882928905917412" table:style-name="ce44">
            <text:p>74,9%</text:p>
          </table:table-cell>
          <table:table-cell office:value-type="float" office:value="2721" table:style-name="ce43">
            <text:p>2.721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2598719316969051" table:style-name="ce44">
            <text:p>72,6%</text:p>
          </table:table-cell>
          <table:table-cell office:value-type="float" office:value="1434" table:style-name="ce43">
            <text:p>1.43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8321195860482944" table:style-name="ce44">
            <text:p>18,3%</text:p>
          </table:table-cell>
          <table:table-cell office:value-type="float" office:value="640" table:style-name="ce43">
            <text:p>640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6642180723957873E-2" table:style-name="ce44">
            <text:p>5,7%</text:p>
          </table:table-cell>
          <table:table-cell office:value-type="float" office:value="968" table:style-name="ce43">
            <text:p>968</text:p>
          </table:table-cell>
          <table:table-cell office:value-type="float" office:value="30095" table:style-name="ce43">
            <text:p>30.095</text:p>
          </table:table-cell>
          <table:table-cell office:value-type="percentage" office:value="3.2164811430470175E-2" table:style-name="ce44">
            <text:p>3,2%</text:p>
          </table:table-cell>
          <table:table-cell office:value-type="float" office:value="88" table:style-name="ce43">
            <text:p>88</text:p>
          </table:table-cell>
          <table:table-cell office:value-type="float" office:value="8536" table:style-name="ce43">
            <text:p>8.536</text:p>
          </table:table-cell>
          <table:table-cell office:value-type="percentage" office:value="1.0309278350515464E-2" table:style-name="ce44">
            <text:p>1,0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616" table:style-name="ce43">
            <text:p>7.616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1508356251322191" table:style-name="ce44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25" table:style-name="ce46">
            <text:p>6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49" table:style-name="ce46">
            <text:p>1.64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70" table:style-name="ce46">
            <text:p>6.77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9" table:style-name="ce46">
            <text:p>5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570" table:style-name="ce46">
            <text:p>9.570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08623" table:style-name="ce50">
            <text:p>2.808.623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9103712600881289" table:style-name="ce51">
            <text:p>99,1%</text:p>
          </table:table-cell>
          <table:table-cell office:value-type="float" office:value="2775192" table:style-name="ce50">
            <text:p>2.775.192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70079809699132212" table:style-name="ce51">
            <text:p>70,1%</text:p>
          </table:table-cell>
          <table:table-cell office:value-type="float" office:value="423826" table:style-name="ce50">
            <text:p>423.826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7.9412987030507476E-2" table:style-name="ce51">
            <text:p>7,9%</text:p>
          </table:table-cell>
          <table:table-cell office:value-type="float" office:value="507318" table:style-name="ce50">
            <text:p>507.318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7.2130801645769432E-2" table:style-name="ce51">
            <text:p>7,2%</text:p>
          </table:table-cell>
          <table:table-cell office:value-type="float" office:value="867994" table:style-name="ce50">
            <text:p>867.994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5.1956669992594927E-2" table:style-name="ce51">
            <text:p>5,2%</text:p>
          </table:table-cell>
          <table:table-cell office:value-type="float" office:value="84655" table:style-name="ce50">
            <text:p>84.655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55732186125785E-2" table:style-name="ce51">
            <text:p>2,6%</text:p>
          </table:table-cell>
          <table:table-cell office:value-type="float" office:value="1565" table:style-name="ce50">
            <text:p>1.565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6490191760383289E-3" table:style-name="ce51">
            <text:p>0,2%</text:p>
          </table:table-cell>
          <table:table-cell office:value-type="float" office:value="7469173" table:style-name="ce50">
            <text:p>7.469.173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861252462071723" table:style-name="ce51">
            <text:p>18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number-columns-spanned="10" table:number-rows-spanned="1" table:style-name="ce20">
            <text:p>*Datos de Comunidad Valenciana pendientes de consolidar</text:p>
          </table:table-cell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9T10:28:09Z</meta:creation-date>
    <dc:date>2021-05-19T15:27:33Z</dc:date>
  </office:meta>
</office:document-meta>
</file>